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writing-mode="rl-tb" fo:line-height="300%"/>
      <style:text-properties fo:font-size="22pt" style:font-size-asian="22pt" style:font-size-complex="22pt" style:language-complex="fa" style:country-complex="IR"/>
    </style:style>
    <style:style style:name="P2" style:parent-style-name="Normal" style:family="paragraph">
      <style:paragraph-properties style:writing-mode="rl-tb" fo:line-height="300%"/>
    </style:style>
    <style:style style:name="T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4" style:parent-style-name="Normal" style:family="paragraph">
      <style:paragraph-properties style:writing-mode="rl-tb" fo:line-height="300%"/>
    </style:style>
    <style:style style:name="T5" style:parent-style-name="Standardstycketeckensnitt" style:family="text">
      <style:text-properties fo:font-size="22pt" style:font-size-asian="22pt" style:font-size-complex="22pt" style:language-complex="fa" style:country-complex="IR"/>
    </style:style>
    <style:style style:name="T6" style:parent-style-name="Standardstycketeckensnitt" style:family="text">
      <style:text-properties fo:font-size="22pt" style:font-size-asian="22pt" style:font-size-complex="22pt" style:language-complex="fa" style:country-complex="IR"/>
    </style:style>
    <style:style style:name="T7" style:parent-style-name="Standardstycketeckensnitt" style:family="text">
      <style:text-properties fo:font-size="22pt" style:font-size-asian="22pt" style:font-size-complex="22pt" style:language-complex="fa" style:country-complex="IR"/>
    </style:style>
    <style:style style:name="T8" style:parent-style-name="Standardstycketeckensnitt" style:family="text">
      <style:text-properties fo:font-size="22pt" style:font-size-asian="22pt" style:font-size-complex="22pt" style:language-complex="fa" style:country-complex="IR"/>
    </style:style>
    <style:style style:name="T9" style:parent-style-name="Standardstycketeckensnitt" style:family="text">
      <style:text-properties fo:font-size="22pt" style:font-size-asian="22pt" style:font-size-complex="22pt" fo:language="sv" fo:country="SE" style:language-complex="fa" style:country-complex="IR"/>
    </style:style>
    <style:style style:name="T10" style:parent-style-name="Standardstycketeckensnitt" style:family="text">
      <style:text-properties fo:font-size="22pt" style:font-size-asian="22pt" style:font-size-complex="22pt" style:language-complex="fa" style:country-complex="IR"/>
    </style:style>
    <style:style style:name="T11" style:parent-style-name="Standardstycketeckensnitt" style:family="text">
      <style:text-properties fo:font-size="22pt" style:font-size-asian="22pt" style:font-size-complex="22pt" style:language-complex="fa" style:country-complex="IR"/>
    </style:style>
    <style:style style:name="T12" style:parent-style-name="Standardstycketeckensnitt" style:family="text">
      <style:text-properties fo:font-size="22pt" style:font-size-asian="22pt" style:font-size-complex="22pt" style:language-complex="fa" style:country-complex="IR"/>
    </style:style>
    <style:style style:name="T13" style:parent-style-name="Standardstycketeckensnitt" style:family="text">
      <style:text-properties fo:font-size="22pt" style:font-size-asian="22pt" style:font-size-complex="22pt" style:language-complex="fa" style:country-complex="IR"/>
    </style:style>
    <style:style style:name="P14" style:parent-style-name="Normal" style:family="paragraph">
      <style:paragraph-properties style:writing-mode="rl-tb" fo:line-height="300%"/>
    </style:style>
    <style:style style:name="T15" style:parent-style-name="Standardstycketeckensnitt" style:family="text">
      <style:text-properties fo:font-size="22pt" style:font-size-asian="22pt" style:font-size-complex="22pt" style:language-complex="fa" style:country-complex="IR"/>
    </style:style>
    <style:style style:name="T16" style:parent-style-name="Standardstycketeckensnitt" style:family="text">
      <style:text-properties fo:font-size="22pt" style:font-size-asian="22pt" style:font-size-complex="22pt" style:language-complex="fa" style:country-complex="IR"/>
    </style:style>
    <style:style style:name="T17" style:parent-style-name="Standardstycketeckensnitt" style:family="text">
      <style:text-properties fo:font-size="22pt" style:font-size-asian="22pt" style:font-size-complex="22pt" style:language-complex="fa" style:country-complex="IR"/>
    </style:style>
    <style:style style:name="T18" style:parent-style-name="Standardstycketeckensnitt" style:family="text">
      <style:text-properties fo:font-size="22pt" style:font-size-asian="22pt" style:font-size-complex="22pt" style:language-complex="fa" style:country-complex="IR"/>
    </style:style>
    <style:style style:name="P19" style:parent-style-name="Normal" style:family="paragraph">
      <style:paragraph-properties style:writing-mode="rl-tb" fo:line-height="300%"/>
    </style:style>
    <style:style style:name="T20" style:parent-style-name="Standardstycketeckensnitt" style:family="text">
      <style:text-properties fo:font-size="22pt" style:font-size-asian="22pt" style:font-size-complex="22pt" style:language-complex="fa" style:country-complex="IR"/>
    </style:style>
    <style:style style:name="T21" style:parent-style-name="Standardstycketeckensnitt" style:family="text">
      <style:text-properties fo:font-size="22pt" style:font-size-asian="22pt" style:font-size-complex="22pt" style:language-complex="fa" style:country-complex="IR"/>
    </style:style>
    <style:style style:name="T22" style:parent-style-name="Standardstycketeckensnitt" style:family="text">
      <style:text-properties fo:font-size="22pt" style:font-size-asian="22pt" style:font-size-complex="22pt" style:language-complex="fa" style:country-complex="IR"/>
    </style:style>
    <style:style style:name="P23" style:parent-style-name="Normal" style:family="paragraph">
      <style:paragraph-properties style:writing-mode="rl-tb" fo:line-height="300%"/>
    </style:style>
    <style:style style:name="T24" style:parent-style-name="Standardstycketeckensnitt" style:family="text">
      <style:text-properties fo:font-size="22pt" style:font-size-asian="22pt" style:font-size-complex="22pt" style:language-complex="fa" style:country-complex="IR"/>
    </style:style>
    <style:style style:name="T25" style:parent-style-name="Standardstycketeckensnitt" style:family="text">
      <style:text-properties fo:font-size="22pt" style:font-size-asian="22pt" style:font-size-complex="22pt" style:language-complex="fa" style:country-complex="IR"/>
    </style:style>
    <style:style style:name="T26" style:parent-style-name="Standardstycketeckensnitt" style:family="text">
      <style:text-properties fo:font-size="22pt" style:font-size-asian="22pt" style:font-size-complex="22pt" fo:language="sv" fo:country="SE" style:language-complex="fa" style:country-complex="IR"/>
    </style:style>
    <style:style style:name="T27" style:parent-style-name="Standardstycketeckensnitt" style:family="text">
      <style:text-properties fo:font-size="22pt" style:font-size-asian="22pt" style:font-size-complex="22pt" style:language-complex="fa" style:country-complex="IR"/>
    </style:style>
    <style:style style:name="T28" style:parent-style-name="Standardstycketeckensnitt" style:family="text">
      <style:text-properties fo:font-size="22pt" style:font-size-asian="22pt" style:font-size-complex="22pt" style:language-complex="fa" style:country-complex="IR"/>
    </style:style>
    <style:style style:name="P29" style:parent-style-name="Normal" style:family="paragraph">
      <style:paragraph-properties style:writing-mode="rl-tb" fo:line-height="300%"/>
      <style:text-properties fo:font-size="22pt" style:font-size-asian="22pt" style:font-size-complex="22pt" style:language-complex="fa" style:country-complex="IR"/>
    </style:style>
    <style:style style:name="P30" style:parent-style-name="Normal" style:family="paragraph">
      <style:paragraph-properties style:writing-mode="rl-tb" fo:line-height="300%"/>
    </style:style>
    <style:style style:name="T31" style:parent-style-name="Standardstycketeckensnitt" style:family="text">
      <style:text-properties fo:font-size="22pt" style:font-size-asian="22pt" style:font-size-complex="22pt" style:language-complex="fa" style:country-complex="IR"/>
    </style:style>
    <style:style style:name="T32" style:parent-style-name="Standardstycketeckensnitt" style:family="text">
      <style:text-properties fo:font-size="22pt" style:font-size-asian="22pt" style:font-size-complex="22pt" style:language-complex="fa" style:country-complex="IR"/>
    </style:style>
    <style:style style:name="T33" style:parent-style-name="Standardstycketeckensnitt" style:family="text">
      <style:text-properties fo:font-size="22pt" style:font-size-asian="22pt" style:font-size-complex="22pt" style:language-complex="fa" style:country-complex="IR"/>
    </style:style>
    <style:style style:name="T34" style:parent-style-name="Standardstycketeckensnitt" style:family="text">
      <style:text-properties fo:font-size="22pt" style:font-size-asian="22pt" style:font-size-complex="22pt" style:language-complex="fa" style:country-complex="IR"/>
    </style:style>
    <style:style style:name="P35" style:parent-style-name="Normal" style:family="paragraph">
      <style:paragraph-properties style:writing-mode="rl-tb" fo:line-height="300%"/>
      <style:text-properties fo:font-size="22pt" style:font-size-asian="22pt" style:font-size-complex="22pt" style:language-complex="fa" style:country-complex="IR"/>
    </style:style>
    <style:style style:name="P36" style:parent-style-name="Normal" style:family="paragraph">
      <style:paragraph-properties style:writing-mode="rl-tb" fo:line-height="300%"/>
    </style:style>
    <style:style style:name="T37"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38" style:parent-style-name="Normal" style:family="paragraph">
      <style:paragraph-properties style:writing-mode="rl-tb" fo:line-height="300%"/>
    </style:style>
    <style:style style:name="T39" style:parent-style-name="Standardstycketeckensnitt" style:family="text">
      <style:text-properties fo:font-size="22pt" style:font-size-asian="22pt" style:font-size-complex="22pt" fo:language="sv" fo:country="SE" style:language-complex="fa" style:country-complex="IR"/>
    </style:style>
    <style:style style:name="T40" style:parent-style-name="Standardstycketeckensnitt" style:family="text">
      <style:text-properties fo:font-size="22pt" style:font-size-asian="22pt" style:font-size-complex="22pt" style:language-complex="fa" style:country-complex="IR"/>
    </style:style>
    <style:style style:name="T41" style:parent-style-name="Standardstycketeckensnitt" style:family="text">
      <style:text-properties fo:font-size="22pt" style:font-size-asian="22pt" style:font-size-complex="22pt" fo:language="sv" fo:country="SE" style:language-complex="fa" style:country-complex="IR"/>
    </style:style>
    <style:style style:name="T42" style:parent-style-name="Standardstycketeckensnitt" style:family="text">
      <style:text-properties fo:font-size="22pt" style:font-size-asian="22pt" style:font-size-complex="22pt" fo:language="sv" fo:country="SE" style:language-complex="fa" style:country-complex="IR"/>
    </style:style>
    <style:style style:name="T43" style:parent-style-name="Standardstycketeckensnitt" style:family="text">
      <style:text-properties fo:font-size="22pt" style:font-size-asian="22pt" style:font-size-complex="22pt" style:language-complex="fa" style:country-complex="IR"/>
    </style:style>
    <style:style style:name="T44" style:parent-style-name="Standardstycketeckensnitt" style:family="text">
      <style:text-properties fo:font-size="22pt" style:font-size-asian="22pt" style:font-size-complex="22pt" style:language-complex="fa" style:country-complex="IR"/>
    </style:style>
    <style:style style:name="T45" style:parent-style-name="Standardstycketeckensnitt" style:family="text">
      <style:text-properties fo:font-size="22pt" style:font-size-asian="22pt" style:font-size-complex="22pt" style:language-complex="fa" style:country-complex="IR"/>
    </style:style>
    <style:style style:name="T46" style:parent-style-name="Standardstycketeckensnitt" style:family="text">
      <style:text-properties fo:font-size="22pt" style:font-size-asian="22pt" style:font-size-complex="22pt" style:language-complex="fa" style:country-complex="IR"/>
    </style:style>
    <style:style style:name="P47" style:parent-style-name="Normal" style:family="paragraph">
      <style:paragraph-properties style:writing-mode="rl-tb" fo:line-height="300%"/>
    </style:style>
    <style:style style:name="T48" style:parent-style-name="Standardstycketeckensnitt" style:family="text">
      <style:text-properties fo:font-size="22pt" style:font-size-asian="22pt" style:font-size-complex="22pt" style:language-complex="fa" style:country-complex="IR"/>
    </style:style>
    <style:style style:name="T49" style:parent-style-name="Standardstycketeckensnitt" style:family="text">
      <style:text-properties fo:font-size="22pt" style:font-size-asian="22pt" style:font-size-complex="22pt" style:language-complex="fa" style:country-complex="IR"/>
    </style:style>
    <style:style style:name="P50" style:parent-style-name="Normal" style:family="paragraph">
      <style:paragraph-properties style:writing-mode="rl-tb" fo:line-height="300%"/>
    </style:style>
    <style:style style:name="T51"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52" style:parent-style-name="Standardstycketeckensnitt" style:family="text">
      <style:text-properties fo:font-size="22pt" style:font-size-asian="22pt" style:font-size-complex="22pt" style:language-complex="fa" style:country-complex="IR"/>
    </style:style>
    <style:style style:name="T53" style:parent-style-name="Standardstycketeckensnitt" style:family="text">
      <style:text-properties fo:font-size="22pt" style:font-size-asian="22pt" style:font-size-complex="22pt" style:language-complex="fa" style:country-complex="IR"/>
    </style:style>
    <style:style style:name="T54" style:parent-style-name="Standardstycketeckensnitt" style:family="text">
      <style:text-properties fo:font-size="22pt" style:font-size-asian="22pt" style:font-size-complex="22pt" style:language-complex="fa" style:country-complex="IR"/>
    </style:style>
    <style:style style:name="T55" style:parent-style-name="Standardstycketeckensnitt" style:family="text">
      <style:text-properties fo:font-size="22pt" style:font-size-asian="22pt" style:font-size-complex="22pt" style:language-complex="fa" style:country-complex="IR"/>
    </style:style>
    <style:style style:name="T56" style:parent-style-name="Standardstycketeckensnitt" style:family="text">
      <style:text-properties fo:font-size="22pt" style:font-size-asian="22pt" style:font-size-complex="22pt" style:language-complex="fa" style:country-complex="IR"/>
    </style:style>
    <style:style style:name="T57" style:parent-style-name="Standardstycketeckensnitt" style:family="text">
      <style:text-properties fo:font-size="22pt" style:font-size-asian="22pt" style:font-size-complex="22pt" style:language-complex="fa" style:country-complex="IR"/>
    </style:style>
    <style:style style:name="P58" style:parent-style-name="Normal" style:family="paragraph">
      <style:paragraph-properties style:writing-mode="rl-tb" fo:line-height="300%"/>
      <style:text-properties fo:font-size="22pt" style:font-size-asian="22pt" style:font-size-complex="22pt" style:language-complex="fa" style:country-complex="IR"/>
    </style:style>
    <style:style style:name="P59" style:parent-style-name="Normal" style:family="paragraph">
      <style:paragraph-properties style:writing-mode="rl-tb" fo:line-height="300%"/>
    </style:style>
    <style:style style:name="T60"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1" style:parent-style-name="Normal" style:family="paragraph">
      <style:paragraph-properties style:writing-mode="rl-tb" fo:line-height="300%"/>
    </style:style>
    <style:style style:name="T62" style:parent-style-name="Standardstycketeckensnitt" style:family="text">
      <style:text-properties fo:font-size="22pt" style:font-size-asian="22pt" style:font-size-complex="22pt" style:language-complex="fa" style:country-complex="IR"/>
    </style:style>
    <style:style style:name="T63" style:parent-style-name="Standardstycketeckensnitt" style:family="text">
      <style:text-properties fo:font-size="22pt" style:font-size-asian="22pt" style:font-size-complex="22pt" style:language-complex="fa" style:country-complex="IR"/>
    </style:style>
    <style:style style:name="T64" style:parent-style-name="Standardstycketeckensnitt" style:family="text">
      <style:text-properties fo:font-size="22pt" style:font-size-asian="22pt" style:font-size-complex="22pt" style:language-complex="fa" style:country-complex="IR"/>
    </style:style>
    <style:style style:name="T65" style:parent-style-name="Standardstycketeckensnitt" style:family="text">
      <style:text-properties fo:font-size="22pt" style:font-size-asian="22pt" style:font-size-complex="22pt" style:language-complex="fa" style:country-complex="IR"/>
    </style:style>
    <style:style style:name="P66" style:parent-style-name="Normal" style:family="paragraph">
      <style:paragraph-properties style:writing-mode="rl-tb" fo:line-height="300%"/>
    </style:style>
    <style:style style:name="T67"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68" style:parent-style-name="Standardstycketeckensnitt" style:family="text">
      <style:text-properties fo:font-size="22pt" style:font-size-asian="22pt" style:font-size-complex="22pt" style:language-complex="fa" style:country-complex="IR"/>
    </style:style>
    <style:style style:name="P69" style:parent-style-name="Normal" style:family="paragraph">
      <style:paragraph-properties style:writing-mode="rl-tb" fo:line-height="300%"/>
      <style:text-properties fo:font-size="22pt" style:font-size-asian="22pt" style:font-size-complex="22pt" style:language-complex="fa" style:country-complex="IR"/>
    </style:style>
    <style:style style:name="P70" style:parent-style-name="Normal" style:family="paragraph">
      <style:paragraph-properties style:writing-mode="rl-tb" fo:line-height="300%"/>
      <style:text-properties fo:font-size="22pt" style:font-size-asian="22pt" style:font-size-complex="22pt" style:language-complex="fa" style:country-complex="IR"/>
    </style:style>
    <style:style style:name="P71" style:parent-style-name="Normal" style:family="paragraph">
      <style:paragraph-properties style:writing-mode="rl-tb" fo:line-height="300%"/>
    </style:style>
    <style:style style:name="T72" style:parent-style-name="Standardstycketeckensnitt" style:family="text">
      <style:text-properties fo:font-size="22pt" style:font-size-asian="22pt" style:font-size-complex="22pt" style:language-complex="fa" style:country-complex="IR"/>
    </style:style>
    <style:style style:name="T73" style:parent-style-name="Standardstycketeckensnitt" style:family="text">
      <style:text-properties fo:font-size="22pt" style:font-size-asian="22pt" style:font-size-complex="22pt" style:language-complex="fa" style:country-complex="IR"/>
    </style:style>
    <style:style style:name="T74" style:parent-style-name="Standardstycketeckensnitt" style:family="text">
      <style:text-properties fo:font-size="22pt" style:font-size-asian="22pt" style:font-size-complex="22pt" style:language-complex="fa" style:country-complex="IR"/>
    </style:style>
    <style:style style:name="T75" style:parent-style-name="Standardstycketeckensnitt" style:family="text">
      <style:text-properties fo:font-size="22pt" style:font-size-asian="22pt" style:font-size-complex="22pt" style:language-complex="fa" style:country-complex="IR"/>
    </style:style>
    <style:style style:name="T76" style:parent-style-name="Standardstycketeckensnitt" style:family="text">
      <style:text-properties fo:font-size="22pt" style:font-size-asian="22pt" style:font-size-complex="22pt" style:language-complex="fa" style:country-complex="IR"/>
    </style:style>
    <style:style style:name="T77" style:parent-style-name="Standardstycketeckensnitt" style:family="text">
      <style:text-properties fo:font-size="22pt" style:font-size-asian="22pt" style:font-size-complex="22pt" style:language-complex="fa" style:country-complex="IR"/>
    </style:style>
    <style:style style:name="T78" style:parent-style-name="Standardstycketeckensnitt" style:family="text">
      <style:text-properties fo:font-size="22pt" style:font-size-asian="22pt" style:font-size-complex="22pt" style:language-complex="fa" style:country-complex="IR"/>
    </style:style>
    <style:style style:name="T79" style:parent-style-name="Standardstycketeckensnitt" style:family="text">
      <style:text-properties fo:font-size="22pt" style:font-size-asian="22pt" style:font-size-complex="22pt" style:language-complex="fa" style:country-complex="IR"/>
    </style:style>
    <style:style style:name="T80" style:parent-style-name="Standardstycketeckensnitt" style:family="text">
      <style:text-properties fo:font-size="22pt" style:font-size-asian="22pt" style:font-size-complex="22pt" style:language-complex="fa" style:country-complex="IR"/>
    </style:style>
    <style:style style:name="T81" style:parent-style-name="Standardstycketeckensnitt" style:family="text">
      <style:text-properties fo:font-size="22pt" style:font-size-asian="22pt" style:font-size-complex="22pt" style:language-complex="fa" style:country-complex="IR"/>
    </style:style>
    <style:style style:name="P82" style:parent-style-name="Normal" style:family="paragraph">
      <style:paragraph-properties style:writing-mode="rl-tb" fo:line-height="300%"/>
    </style:style>
    <style:style style:name="T83" style:parent-style-name="Standardstycketeckensnitt" style:family="text">
      <style:text-properties fo:font-size="22pt" style:font-size-asian="22pt" style:font-size-complex="22pt" style:language-complex="fa" style:country-complex="IR"/>
    </style:style>
    <style:style style:name="T84" style:parent-style-name="Standardstycketeckensnitt" style:family="text">
      <style:text-properties fo:font-size="22pt" style:font-size-asian="22pt" style:font-size-complex="22pt" style:language-complex="fa" style:country-complex="IR"/>
    </style:style>
    <style:style style:name="T85" style:parent-style-name="Standardstycketeckensnitt" style:family="text">
      <style:text-properties fo:font-size="22pt" style:font-size-asian="22pt" style:font-size-complex="22pt" style:language-complex="fa" style:country-complex="IR"/>
    </style:style>
    <style:style style:name="T86" style:parent-style-name="Standardstycketeckensnitt" style:family="text">
      <style:text-properties fo:font-size="22pt" style:font-size-asian="22pt" style:font-size-complex="22pt" style:language-complex="fa" style:country-complex="IR"/>
    </style:style>
    <style:style style:name="P87" style:parent-style-name="Normal" style:family="paragraph">
      <style:paragraph-properties style:writing-mode="rl-tb" fo:line-height="300%"/>
    </style:style>
    <style:style style:name="P88" style:parent-style-name="Normal" style:family="paragraph">
      <style:paragraph-properties style:writing-mode="rl-tb" fo:line-height="300%"/>
    </style:style>
    <style:style style:name="T8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90" style:parent-style-name="Normal" style:family="paragraph">
      <style:paragraph-properties style:writing-mode="rl-tb" fo:line-height="300%"/>
    </style:style>
    <style:style style:name="T91" style:parent-style-name="Standardstycketeckensnitt" style:family="text">
      <style:text-properties fo:font-size="22pt" style:font-size-asian="22pt" style:font-size-complex="22pt" style:language-complex="fa" style:country-complex="IR"/>
    </style:style>
    <style:style style:name="T92" style:parent-style-name="Standardstycketeckensnitt" style:family="text">
      <style:text-properties fo:font-size="22pt" style:font-size-asian="22pt" style:font-size-complex="22pt" style:language-complex="fa" style:country-complex="IR"/>
    </style:style>
    <style:style style:name="P93" style:parent-style-name="Normal" style:family="paragraph">
      <style:paragraph-properties style:writing-mode="rl-tb" fo:line-height="300%"/>
    </style:style>
    <style:style style:name="T94" style:parent-style-name="Standardstycketeckensnitt" style:family="text">
      <style:text-properties fo:font-size="22pt" style:font-size-asian="22pt" style:font-size-complex="22pt" style:language-complex="fa" style:country-complex="IR"/>
    </style:style>
    <style:style style:name="T95" style:parent-style-name="Standardstycketeckensnitt" style:family="text">
      <style:text-properties fo:font-size="22pt" style:font-size-asian="22pt" style:font-size-complex="22pt" style:language-complex="fa" style:country-complex="IR"/>
    </style:style>
    <style:style style:name="T96" style:parent-style-name="Standardstycketeckensnitt" style:family="text">
      <style:text-properties fo:font-size="22pt" style:font-size-asian="22pt" style:font-size-complex="22pt" style:language-complex="fa" style:country-complex="IR"/>
    </style:style>
    <style:style style:name="T97" style:parent-style-name="Standardstycketeckensnitt" style:family="text">
      <style:text-properties fo:font-size="22pt" style:font-size-asian="22pt" style:font-size-complex="22pt" style:language-complex="fa" style:country-complex="IR"/>
    </style:style>
    <style:style style:name="T98" style:parent-style-name="Standardstycketeckensnitt" style:family="text">
      <style:text-properties fo:font-size="22pt" style:font-size-asian="22pt" style:font-size-complex="22pt" style:language-complex="fa" style:country-complex="IR"/>
    </style:style>
    <style:style style:name="T99" style:parent-style-name="Standardstycketeckensnitt" style:family="text">
      <style:text-properties fo:font-size="22pt" style:font-size-asian="22pt" style:font-size-complex="22pt" style:language-complex="fa" style:country-complex="IR"/>
    </style:style>
    <style:style style:name="T100" style:parent-style-name="Standardstycketeckensnitt" style:family="text">
      <style:text-properties fo:font-size="22pt" style:font-size-asian="22pt" style:font-size-complex="22pt" style:language-complex="fa" style:country-complex="IR"/>
    </style:style>
    <style:style style:name="T101" style:parent-style-name="Standardstycketeckensnitt" style:family="text">
      <style:text-properties fo:font-size="22pt" style:font-size-asian="22pt" style:font-size-complex="22pt" style:language-complex="fa" style:country-complex="IR"/>
    </style:style>
    <style:style style:name="T102" style:parent-style-name="Standardstycketeckensnitt" style:family="text">
      <style:text-properties fo:font-size="22pt" style:font-size-asian="22pt" style:font-size-complex="22pt" style:language-complex="fa" style:country-complex="IR"/>
    </style:style>
    <style:style style:name="T103" style:parent-style-name="Standardstycketeckensnitt" style:family="text">
      <style:text-properties fo:font-size="22pt" style:font-size-asian="22pt" style:font-size-complex="22pt" style:language-complex="fa" style:country-complex="IR"/>
    </style:style>
    <style:style style:name="T104" style:parent-style-name="Standardstycketeckensnitt" style:family="text">
      <style:text-properties fo:font-size="22pt" style:font-size-asian="22pt" style:font-size-complex="22pt" style:language-complex="fa" style:country-complex="IR"/>
    </style:style>
    <style:style style:name="T105" style:parent-style-name="Standardstycketeckensnitt" style:family="text">
      <style:text-properties fo:font-size="22pt" style:font-size-asian="22pt" style:font-size-complex="22pt" style:language-complex="fa" style:country-complex="IR"/>
    </style:style>
    <style:style style:name="P106" style:parent-style-name="Normal" style:family="paragraph">
      <style:paragraph-properties style:writing-mode="rl-tb" fo:line-height="300%"/>
    </style:style>
    <style:style style:name="T107" style:parent-style-name="Standardstycketeckensnitt" style:family="text">
      <style:text-properties fo:font-size="22pt" style:font-size-asian="22pt" style:font-size-complex="22pt" style:language-complex="fa" style:country-complex="IR"/>
    </style:style>
    <style:style style:name="T108" style:parent-style-name="Standardstycketeckensnitt" style:family="text">
      <style:text-properties fo:font-size="22pt" style:font-size-asian="22pt" style:font-size-complex="22pt" style:language-complex="fa" style:country-complex="IR"/>
    </style:style>
    <style:style style:name="P109" style:parent-style-name="Normal" style:family="paragraph">
      <style:paragraph-properties style:writing-mode="rl-tb" fo:line-height="300%"/>
    </style:style>
    <style:style style:name="T110" style:parent-style-name="Standardstycketeckensnitt" style:family="text">
      <style:text-properties fo:font-size="22pt" style:font-size-asian="22pt" style:font-size-complex="22pt" style:language-complex="fa" style:country-complex="IR"/>
    </style:style>
    <style:style style:name="T111" style:parent-style-name="Standardstycketeckensnitt" style:family="text">
      <style:text-properties fo:font-size="22pt" style:font-size-asian="22pt" style:font-size-complex="22pt" style:language-complex="fa" style:country-complex="IR"/>
    </style:style>
    <style:style style:name="P112" style:parent-style-name="Normal" style:family="paragraph">
      <style:paragraph-properties style:writing-mode="rl-tb" fo:line-height="300%"/>
    </style:style>
    <style:style style:name="T11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114" style:parent-style-name="Normal" style:family="paragraph">
      <style:paragraph-properties style:writing-mode="rl-tb" fo:line-height="300%"/>
    </style:style>
    <style:style style:name="T115" style:parent-style-name="Standardstycketeckensnitt" style:family="text">
      <style:text-properties fo:font-size="22pt" style:font-size-asian="22pt" style:font-size-complex="22pt" style:language-complex="fa" style:country-complex="IR"/>
    </style:style>
    <style:style style:name="T116" style:parent-style-name="Standardstycketeckensnitt" style:family="text">
      <style:text-properties fo:font-size="22pt" style:font-size-asian="22pt" style:font-size-complex="22pt" style:language-complex="fa" style:country-complex="IR"/>
    </style:style>
    <style:style style:name="P117" style:parent-style-name="Normal" style:family="paragraph">
      <style:paragraph-properties style:writing-mode="rl-tb" fo:line-height="300%"/>
    </style:style>
    <style:style style:name="T118" style:parent-style-name="Standardstycketeckensnitt" style:family="text">
      <style:text-properties fo:font-size="22pt" style:font-size-asian="22pt" style:font-size-complex="22pt" style:language-complex="fa" style:country-complex="IR"/>
    </style:style>
    <style:style style:name="T119" style:parent-style-name="Standardstycketeckensnitt" style:family="text">
      <style:text-properties fo:font-size="22pt" style:font-size-asian="22pt" style:font-size-complex="22pt" style:language-complex="fa" style:country-complex="IR"/>
    </style:style>
    <style:style style:name="T120" style:parent-style-name="Standardstycketeckensnitt" style:family="text">
      <style:text-properties fo:font-size="22pt" style:font-size-asian="22pt" style:font-size-complex="22pt" style:language-complex="fa" style:country-complex="IR"/>
    </style:style>
    <style:style style:name="T121" style:parent-style-name="Standardstycketeckensnitt" style:family="text">
      <style:text-properties fo:font-size="22pt" style:font-size-asian="22pt" style:font-size-complex="22pt" style:language-complex="fa" style:country-complex="IR"/>
    </style:style>
    <style:style style:name="T122" style:parent-style-name="Standardstycketeckensnitt" style:family="text">
      <style:text-properties fo:font-size="22pt" style:font-size-asian="22pt" style:font-size-complex="22pt" style:language-complex="fa" style:country-complex="IR"/>
    </style:style>
    <style:style style:name="T123" style:parent-style-name="Standardstycketeckensnitt" style:family="text">
      <style:text-properties fo:font-size="22pt" style:font-size-asian="22pt" style:font-size-complex="22pt" style:language-complex="fa" style:country-complex="IR"/>
    </style:style>
    <style:style style:name="T124" style:parent-style-name="Standardstycketeckensnitt" style:family="text">
      <style:text-properties fo:font-size="22pt" style:font-size-asian="22pt" style:font-size-complex="22pt" style:language-complex="fa" style:country-complex="IR"/>
    </style:style>
    <style:style style:name="T125" style:parent-style-name="Standardstycketeckensnitt" style:family="text">
      <style:text-properties fo:font-size="22pt" style:font-size-asian="22pt" style:font-size-complex="22pt" style:language-complex="fa" style:country-complex="IR"/>
    </style:style>
    <style:style style:name="P126" style:parent-style-name="Normal" style:family="paragraph">
      <style:paragraph-properties style:writing-mode="rl-tb" fo:line-height="300%"/>
    </style:style>
    <style:style style:name="T127" style:parent-style-name="Standardstycketeckensnitt" style:family="text">
      <style:text-properties fo:font-size="22pt" style:font-size-asian="22pt" style:font-size-complex="22pt" style:language-complex="fa" style:country-complex="IR"/>
    </style:style>
    <style:style style:name="T128" style:parent-style-name="Standardstycketeckensnitt" style:family="text">
      <style:text-properties fo:font-size="22pt" style:font-size-asian="22pt" style:font-size-complex="22pt" style:language-complex="fa" style:country-complex="IR"/>
    </style:style>
    <style:style style:name="T129" style:parent-style-name="Standardstycketeckensnitt" style:family="text">
      <style:text-properties fo:font-size="22pt" style:font-size-asian="22pt" style:font-size-complex="22pt" style:language-complex="fa" style:country-complex="IR"/>
    </style:style>
    <style:style style:name="T130" style:parent-style-name="Standardstycketeckensnitt" style:family="text">
      <style:text-properties fo:font-size="22pt" style:font-size-asian="22pt" style:font-size-complex="22pt" style:language-complex="fa" style:country-complex="IR"/>
    </style:style>
    <style:style style:name="T131" style:parent-style-name="Standardstycketeckensnitt" style:family="text">
      <style:text-properties fo:font-size="22pt" style:font-size-asian="22pt" style:font-size-complex="22pt" style:language-complex="fa" style:country-complex="IR"/>
    </style:style>
    <style:style style:name="T132" style:parent-style-name="Standardstycketeckensnitt" style:family="text">
      <style:text-properties fo:font-size="22pt" style:font-size-asian="22pt" style:font-size-complex="22pt" style:language-complex="fa" style:country-complex="IR"/>
    </style:style>
    <style:style style:name="P133" style:parent-style-name="Normal" style:family="paragraph">
      <style:paragraph-properties style:writing-mode="rl-tb" fo:line-height="300%"/>
    </style:style>
    <style:style style:name="T134" style:parent-style-name="Standardstycketeckensnitt" style:family="text">
      <style:text-properties fo:font-size="22pt" style:font-size-asian="22pt" style:font-size-complex="22pt" style:language-complex="fa" style:country-complex="IR"/>
    </style:style>
    <style:style style:name="T135" style:parent-style-name="Standardstycketeckensnitt" style:family="text">
      <style:text-properties fo:font-size="22pt" style:font-size-asian="22pt" style:font-size-complex="22pt" style:language-complex="fa" style:country-complex="IR"/>
    </style:style>
    <style:style style:name="P136" style:parent-style-name="Normal" style:family="paragraph">
      <style:paragraph-properties style:writing-mode="rl-tb" fo:line-height="300%"/>
      <style:text-properties fo:font-size="22pt" style:font-size-asian="22pt" style:font-size-complex="22pt" style:language-complex="fa" style:country-complex="IR"/>
    </style:style>
    <style:style style:name="P137" style:parent-style-name="Normal" style:family="paragraph">
      <style:paragraph-properties style:writing-mode="rl-tb" fo:line-height="300%"/>
    </style:style>
    <style:style style:name="T138" style:parent-style-name="Standardstycketeckensnitt" style:family="text">
      <style:text-properties fo:font-size="22pt" style:font-size-asian="22pt" style:font-size-complex="22pt" style:language-complex="fa" style:country-complex="IR"/>
    </style:style>
    <style:style style:name="P139" style:parent-style-name="Normal" style:family="paragraph">
      <style:paragraph-properties style:writing-mode="rl-tb" fo:line-height="300%"/>
    </style:style>
    <style:style style:name="T140" style:parent-style-name="Standardstycketeckensnitt" style:family="text">
      <style:text-properties fo:font-size="22pt" style:font-size-asian="22pt" style:font-size-complex="22pt" style:language-complex="fa" style:country-complex="IR"/>
    </style:style>
    <style:style style:name="T141" style:parent-style-name="Standardstycketeckensnitt" style:family="text">
      <style:text-properties fo:font-size="22pt" style:font-size-asian="22pt" style:font-size-complex="22pt" style:language-complex="fa" style:country-complex="IR"/>
    </style:style>
    <style:style style:name="P142" style:parent-style-name="Normal" style:family="paragraph">
      <style:paragraph-properties style:writing-mode="rl-tb" fo:line-height="300%"/>
    </style:style>
    <style:style style:name="T143" style:parent-style-name="Standardstycketeckensnitt" style:family="text">
      <style:text-properties fo:font-size="22pt" style:font-size-asian="22pt" style:font-size-complex="22pt" style:language-complex="fa" style:country-complex="IR"/>
    </style:style>
    <style:style style:name="T144" style:parent-style-name="Standardstycketeckensnitt" style:family="text">
      <style:text-properties fo:font-size="22pt" style:font-size-asian="22pt" style:font-size-complex="22pt" style:language-complex="fa" style:country-complex="IR"/>
    </style:style>
    <style:style style:name="P145" style:parent-style-name="Liststycke" style:list-style-name="LFO1" style:family="paragraph">
      <style:paragraph-properties style:writing-mode="rl-tb" fo:line-height="300%"/>
    </style:style>
    <style:style style:name="T146" style:parent-style-name="Standardstycketeckensnitt" style:family="text">
      <style:text-properties fo:font-size="22pt" style:font-size-asian="22pt" style:font-size-complex="22pt" style:language-complex="fa" style:country-complex="IR"/>
    </style:style>
    <style:style style:name="T147" style:parent-style-name="Standardstycketeckensnitt" style:family="text">
      <style:text-properties fo:font-size="22pt" style:font-size-asian="22pt" style:font-size-complex="22pt" style:language-complex="fa" style:country-complex="IR"/>
    </style:style>
    <style:style style:name="T148" style:parent-style-name="Standardstycketeckensnitt" style:family="text">
      <style:text-properties fo:font-size="22pt" style:font-size-asian="22pt" style:font-size-complex="22pt" fo:language="sv" fo:country="SE" style:language-complex="fa" style:country-complex="IR"/>
    </style:style>
    <style:style style:name="P149" style:parent-style-name="Normal" style:family="paragraph">
      <style:paragraph-properties style:writing-mode="rl-tb" fo:line-height="300%"/>
    </style:style>
    <style:style style:name="T150" style:parent-style-name="Standardstycketeckensnitt" style:family="text">
      <style:text-properties fo:font-size="22pt" style:font-size-asian="22pt" style:font-size-complex="22pt" fo:language="sv" fo:country="SE" style:language-complex="fa" style:country-complex="IR"/>
    </style:style>
    <style:style style:name="P151" style:parent-style-name="Liststycke" style:list-style-name="LFO1" style:family="paragraph">
      <style:paragraph-properties style:writing-mode="rl-tb" fo:line-height="300%"/>
    </style:style>
    <style:style style:name="T152" style:parent-style-name="Standardstycketeckensnitt" style:family="text">
      <style:text-properties fo:font-size="22pt" style:font-size-asian="22pt" style:font-size-complex="22pt" fo:language="sv" fo:country="SE" style:language-complex="fa" style:country-complex="IR"/>
    </style:style>
    <style:style style:name="T153" style:parent-style-name="Standardstycketeckensnitt" style:family="text">
      <style:text-properties fo:font-size="22pt" style:font-size-asian="22pt" style:font-size-complex="22pt" fo:language="sv" fo:country="SE" style:language-complex="fa" style:country-complex="IR"/>
    </style:style>
    <style:style style:name="T154" style:parent-style-name="Standardstycketeckensnitt" style:family="text">
      <style:text-properties fo:font-size="22pt" style:font-size-asian="22pt" style:font-size-complex="22pt" fo:language="en" fo:country="US" style:language-complex="fa" style:country-complex="IR"/>
    </style:style>
    <style:style style:name="P155" style:parent-style-name="Normal" style:family="paragraph">
      <style:paragraph-properties style:writing-mode="rl-tb" fo:line-height="300%"/>
    </style:style>
    <style:style style:name="T156" style:parent-style-name="Standardstycketeckensnitt" style:family="text">
      <style:text-properties fo:font-size="22pt" style:font-size-asian="22pt" style:font-size-complex="22pt" style:language-complex="fa" style:country-complex="IR"/>
    </style:style>
    <style:style style:name="P157" style:parent-style-name="Liststycke" style:list-style-name="LFO1" style:family="paragraph">
      <style:paragraph-properties style:writing-mode="rl-tb" fo:line-height="300%"/>
    </style:style>
    <style:style style:name="T158" style:parent-style-name="Standardstycketeckensnitt" style:family="text">
      <style:text-properties fo:font-size="22pt" style:font-size-asian="22pt" style:font-size-complex="22pt" style:language-complex="fa" style:country-complex="IR"/>
    </style:style>
    <style:style style:name="P159" style:parent-style-name="Normal" style:family="paragraph">
      <style:paragraph-properties style:writing-mode="rl-tb" fo:line-height="300%"/>
    </style:style>
    <style:style style:name="T160" style:parent-style-name="Standardstycketeckensnitt" style:family="text">
      <style:text-properties fo:font-size="22pt" style:font-size-asian="22pt" style:font-size-complex="22pt" style:language-complex="fa" style:country-complex="IR"/>
    </style:style>
    <style:style style:name="T161" style:parent-style-name="Standardstycketeckensnitt" style:family="text">
      <style:text-properties fo:font-size="22pt" style:font-size-asian="22pt" style:font-size-complex="22pt" style:language-complex="fa" style:country-complex="IR"/>
    </style:style>
    <style:style style:name="P162" style:parent-style-name="Liststycke" style:list-style-name="LFO1" style:family="paragraph">
      <style:paragraph-properties style:writing-mode="rl-tb" fo:line-height="300%"/>
    </style:style>
    <style:style style:name="T163" style:parent-style-name="Standardstycketeckensnitt" style:family="text">
      <style:text-properties fo:font-size="22pt" style:font-size-asian="22pt" style:font-size-complex="22pt" style:language-complex="fa" style:country-complex="IR"/>
    </style:style>
    <style:style style:name="P164" style:parent-style-name="Normal" style:family="paragraph">
      <style:paragraph-properties style:writing-mode="rl-tb" fo:line-height="300%"/>
    </style:style>
    <style:style style:name="T165" style:parent-style-name="Standardstycketeckensnitt" style:family="text">
      <style:text-properties fo:font-size="22pt" style:font-size-asian="22pt" style:font-size-complex="22pt" style:language-complex="fa" style:country-complex="IR"/>
    </style:style>
    <style:style style:name="P166" style:parent-style-name="Liststycke" style:list-style-name="LFO1" style:family="paragraph">
      <style:paragraph-properties style:writing-mode="rl-tb" fo:line-height="300%"/>
    </style:style>
    <style:style style:name="T167" style:parent-style-name="Standardstycketeckensnitt" style:family="text">
      <style:text-properties fo:font-size="22pt" style:font-size-asian="22pt" style:font-size-complex="22pt" style:language-complex="fa" style:country-complex="IR"/>
    </style:style>
    <style:style style:name="T168" style:parent-style-name="Standardstycketeckensnitt" style:family="text">
      <style:text-properties fo:font-size="22pt" style:font-size-asian="22pt" style:font-size-complex="22pt" style:language-complex="fa" style:country-complex="IR"/>
    </style:style>
    <style:style style:name="P169" style:parent-style-name="Normal" style:family="paragraph">
      <style:paragraph-properties style:writing-mode="rl-tb" fo:line-height="300%"/>
    </style:style>
    <style:style style:name="T170" style:parent-style-name="Standardstycketeckensnitt" style:family="text">
      <style:text-properties fo:font-size="22pt" style:font-size-asian="22pt" style:font-size-complex="22pt" style:language-complex="fa" style:country-complex="IR"/>
    </style:style>
    <style:style style:name="T171" style:parent-style-name="Standardstycketeckensnitt" style:family="text">
      <style:text-properties fo:font-size="22pt" style:font-size-asian="22pt" style:font-size-complex="22pt" style:language-complex="fa" style:country-complex="IR"/>
    </style:style>
    <style:style style:name="P172" style:parent-style-name="Liststycke" style:list-style-name="LFO1" style:family="paragraph">
      <style:paragraph-properties style:writing-mode="rl-tb" fo:line-height="300%"/>
    </style:style>
    <style:style style:name="T173" style:parent-style-name="Standardstycketeckensnitt" style:family="text">
      <style:text-properties fo:font-size="22pt" style:font-size-asian="22pt" style:font-size-complex="22pt" style:language-complex="fa" style:country-complex="IR"/>
    </style:style>
    <style:style style:name="P174" style:parent-style-name="Normal" style:family="paragraph">
      <style:paragraph-properties style:writing-mode="rl-tb" fo:line-height="300%"/>
    </style:style>
    <style:style style:name="T175" style:parent-style-name="Standardstycketeckensnitt" style:family="text">
      <style:text-properties fo:font-size="22pt" style:font-size-asian="22pt" style:font-size-complex="22pt" style:language-complex="fa" style:country-complex="IR"/>
    </style:style>
    <style:style style:name="T176" style:parent-style-name="Standardstycketeckensnitt" style:family="text">
      <style:text-properties fo:font-size="22pt" style:font-size-asian="22pt" style:font-size-complex="22pt" style:language-complex="fa" style:country-complex="IR"/>
    </style:style>
    <style:style style:name="T177" style:parent-style-name="Standardstycketeckensnitt" style:family="text">
      <style:text-properties fo:font-size="22pt" style:font-size-asian="22pt" style:font-size-complex="22pt" style:language-complex="fa" style:country-complex="IR"/>
    </style:style>
    <style:style style:name="T178" style:parent-style-name="Standardstycketeckensnitt" style:family="text">
      <style:text-properties fo:font-size="22pt" style:font-size-asian="22pt" style:font-size-complex="22pt" style:language-complex="fa" style:country-complex="IR"/>
    </style:style>
    <style:style style:name="T179" style:parent-style-name="Standardstycketeckensnitt" style:family="text">
      <style:text-properties fo:font-size="22pt" style:font-size-asian="22pt" style:font-size-complex="22pt" fo:language="sv" fo:country="SE" style:language-complex="fa" style:country-complex="IR"/>
    </style:style>
    <style:style style:name="T180" style:parent-style-name="Standardstycketeckensnitt" style:family="text">
      <style:text-properties fo:font-size="22pt" style:font-size-asian="22pt" style:font-size-complex="22pt" fo:language="sv" fo:country="SE" style:language-complex="fa" style:country-complex="IR"/>
    </style:style>
    <style:style style:name="P181" style:parent-style-name="Liststycke" style:list-style-name="LFO1" style:family="paragraph">
      <style:paragraph-properties style:writing-mode="rl-tb" fo:line-height="300%"/>
    </style:style>
    <style:style style:name="T182" style:parent-style-name="Standardstycketeckensnitt" style:family="text">
      <style:text-properties fo:font-size="22pt" style:font-size-asian="22pt" style:font-size-complex="22pt" style:language-complex="fa" style:country-complex="IR"/>
    </style:style>
    <style:style style:name="T183" style:parent-style-name="Standardstycketeckensnitt" style:family="text">
      <style:text-properties fo:font-size="22pt" style:font-size-asian="22pt" style:font-size-complex="22pt" style:language-complex="fa" style:country-complex="IR"/>
    </style:style>
    <style:style style:name="P184" style:parent-style-name="Normal" style:family="paragraph">
      <style:paragraph-properties style:writing-mode="rl-tb" fo:line-height="300%"/>
    </style:style>
    <style:style style:name="T185" style:parent-style-name="Standardstycketeckensnitt" style:family="text">
      <style:text-properties fo:font-size="22pt" style:font-size-asian="22pt" style:font-size-complex="22pt" style:language-complex="fa" style:country-complex="IR"/>
    </style:style>
    <style:style style:name="P186" style:parent-style-name="Liststycke" style:list-style-name="LFO1" style:family="paragraph">
      <style:paragraph-properties style:writing-mode="rl-tb" fo:line-height="300%"/>
    </style:style>
    <style:style style:name="T187" style:parent-style-name="Standardstycketeckensnitt" style:family="text">
      <style:text-properties fo:font-size="22pt" style:font-size-asian="22pt" style:font-size-complex="22pt" style:language-complex="fa" style:country-complex="IR"/>
    </style:style>
    <style:style style:name="P188" style:parent-style-name="Normal" style:family="paragraph">
      <style:paragraph-properties style:writing-mode="rl-tb" fo:line-height="300%"/>
    </style:style>
    <style:style style:name="T189" style:parent-style-name="Standardstycketeckensnitt" style:family="text">
      <style:text-properties fo:font-size="22pt" style:font-size-asian="22pt" style:font-size-complex="22pt" style:language-complex="fa" style:country-complex="IR"/>
    </style:style>
    <style:style style:name="T190" style:parent-style-name="Standardstycketeckensnitt" style:family="text">
      <style:text-properties fo:font-size="22pt" style:font-size-asian="22pt" style:font-size-complex="22pt" style:language-complex="fa" style:country-complex="IR"/>
    </style:style>
    <style:style style:name="T191" style:parent-style-name="Standardstycketeckensnitt" style:family="text">
      <style:text-properties fo:font-size="22pt" style:font-size-asian="22pt" style:font-size-complex="22pt" style:language-complex="fa" style:country-complex="IR"/>
    </style:style>
    <style:style style:name="T192" style:parent-style-name="Standardstycketeckensnitt" style:family="text">
      <style:text-properties fo:font-size="22pt" style:font-size-asian="22pt" style:font-size-complex="22pt" style:language-complex="fa" style:country-complex="IR"/>
    </style:style>
    <style:style style:name="T193" style:parent-style-name="Standardstycketeckensnitt" style:family="text">
      <style:text-properties fo:font-size="22pt" style:font-size-asian="22pt" style:font-size-complex="22pt" style:language-complex="fa" style:country-complex="IR"/>
    </style:style>
    <style:style style:name="P194" style:parent-style-name="Normal" style:family="paragraph">
      <style:paragraph-properties style:writing-mode="rl-tb" fo:line-height="300%"/>
    </style:style>
    <style:style style:name="T195" style:parent-style-name="Standardstycketeckensnitt" style:family="text">
      <style:text-properties fo:font-size="22pt" style:font-size-asian="22pt" style:font-size-complex="22pt" style:language-complex="fa" style:country-complex="IR"/>
    </style:style>
    <style:style style:name="P196" style:parent-style-name="Liststycke" style:list-style-name="LFO1" style:family="paragraph">
      <style:paragraph-properties style:writing-mode="rl-tb" fo:line-height="300%"/>
    </style:style>
    <style:style style:name="T197" style:parent-style-name="Standardstycketeckensnitt" style:family="text">
      <style:text-properties fo:font-size="22pt" style:font-size-asian="22pt" style:font-size-complex="22pt" style:language-complex="fa" style:country-complex="IR"/>
    </style:style>
    <style:style style:name="T198" style:parent-style-name="Standardstycketeckensnitt" style:family="text">
      <style:text-properties fo:font-size="22pt" style:font-size-asian="22pt" style:font-size-complex="22pt" style:language-complex="fa" style:country-complex="IR"/>
    </style:style>
    <style:style style:name="P199" style:parent-style-name="Normal" style:family="paragraph">
      <style:paragraph-properties style:writing-mode="rl-tb" fo:line-height="300%"/>
    </style:style>
    <style:style style:name="T200" style:parent-style-name="Standardstycketeckensnitt" style:family="text">
      <style:text-properties fo:font-size="22pt" style:font-size-asian="22pt" style:font-size-complex="22pt" style:language-complex="fa" style:country-complex="IR"/>
    </style:style>
    <style:style style:name="P201" style:parent-style-name="Normal" style:family="paragraph">
      <style:paragraph-properties style:writing-mode="rl-tb" fo:line-height="300%"/>
    </style:style>
    <style:style style:name="T202" style:parent-style-name="Standardstycketeckensnitt" style:family="text">
      <style:text-properties fo:font-size="22pt" style:font-size-asian="22pt" style:font-size-complex="22pt" style:language-complex="fa" style:country-complex="IR"/>
    </style:style>
    <style:style style:name="P203" style:parent-style-name="Liststycke" style:list-style-name="LFO1" style:family="paragraph">
      <style:paragraph-properties style:writing-mode="rl-tb" fo:line-height="300%"/>
    </style:style>
    <style:style style:name="T204" style:parent-style-name="Standardstycketeckensnitt" style:family="text">
      <style:text-properties fo:font-size="22pt" style:font-size-asian="22pt" style:font-size-complex="22pt" style:language-complex="fa" style:country-complex="IR"/>
    </style:style>
    <style:style style:name="T205" style:parent-style-name="Standardstycketeckensnitt" style:family="text">
      <style:text-properties fo:font-size="22pt" style:font-size-asian="22pt" style:font-size-complex="22pt" style:language-complex="fa" style:country-complex="IR"/>
    </style:style>
    <style:style style:name="P206" style:parent-style-name="Normal" style:family="paragraph">
      <style:paragraph-properties style:writing-mode="rl-tb" fo:line-height="300%"/>
    </style:style>
    <style:style style:name="T207" style:parent-style-name="Standardstycketeckensnitt" style:family="text">
      <style:text-properties fo:font-size="22pt" style:font-size-asian="22pt" style:font-size-complex="22pt" style:language-complex="fa" style:country-complex="IR"/>
    </style:style>
    <style:style style:name="P208" style:parent-style-name="Liststycke" style:list-style-name="LFO1" style:family="paragraph">
      <style:paragraph-properties style:writing-mode="rl-tb" fo:line-height="300%"/>
    </style:style>
    <style:style style:name="T209" style:parent-style-name="Standardstycketeckensnitt" style:family="text">
      <style:text-properties fo:font-size="22pt" style:font-size-asian="22pt" style:font-size-complex="22pt" style:language-complex="fa" style:country-complex="IR"/>
    </style:style>
    <style:style style:name="T210" style:parent-style-name="Standardstycketeckensnitt" style:family="text">
      <style:text-properties fo:font-size="22pt" style:font-size-asian="22pt" style:font-size-complex="22pt" style:language-complex="fa" style:country-complex="IR"/>
    </style:style>
    <style:style style:name="P211" style:parent-style-name="Normal" style:family="paragraph">
      <style:paragraph-properties style:writing-mode="rl-tb" fo:line-height="300%"/>
    </style:style>
    <style:style style:name="T212" style:parent-style-name="Standardstycketeckensnitt" style:family="text">
      <style:text-properties fo:font-size="22pt" style:font-size-asian="22pt" style:font-size-complex="22pt" style:language-complex="fa" style:country-complex="IR"/>
    </style:style>
    <style:style style:name="P213" style:parent-style-name="Liststycke" style:list-style-name="LFO1" style:family="paragraph">
      <style:paragraph-properties style:writing-mode="rl-tb" fo:line-height="300%"/>
    </style:style>
    <style:style style:name="T214" style:parent-style-name="Standardstycketeckensnitt" style:family="text">
      <style:text-properties fo:font-size="22pt" style:font-size-asian="22pt" style:font-size-complex="22pt" style:language-complex="fa" style:country-complex="IR"/>
    </style:style>
    <style:style style:name="T215" style:parent-style-name="Standardstycketeckensnitt" style:family="text">
      <style:text-properties fo:font-size="22pt" style:font-size-asian="22pt" style:font-size-complex="22pt" style:language-complex="fa" style:country-complex="IR"/>
    </style:style>
    <style:style style:name="P216" style:parent-style-name="Normal" style:family="paragraph">
      <style:paragraph-properties style:writing-mode="rl-tb" fo:line-height="300%" fo:margin-left="0.25in">
        <style:tab-stops/>
      </style:paragraph-properties>
      <style:text-properties fo:font-size="22pt" style:font-size-asian="22pt" style:font-size-complex="22pt" style:language-complex="fa" style:country-complex="IR"/>
    </style:style>
    <style:style style:name="P217" style:parent-style-name="Normal" style:family="paragraph">
      <style:paragraph-properties style:writing-mode="rl-tb" fo:line-height="300%"/>
    </style:style>
    <style:style style:name="T218" style:parent-style-name="Standardstycketeckensnitt" style:family="text">
      <style:text-properties fo:color="#FF0000" fo:font-size="22pt" style:font-size-asian="22pt" style:font-size-complex="22pt" style:language-complex="fa" style:country-complex="IR"/>
    </style:style>
    <style:style style:name="P219" style:parent-style-name="Liststycke" style:list-style-name="LFO1" style:family="paragraph">
      <style:paragraph-properties style:writing-mode="rl-tb" fo:line-height="300%"/>
    </style:style>
    <style:style style:name="T220" style:parent-style-name="Standardstycketeckensnitt" style:family="text">
      <style:text-properties fo:font-size="22pt" style:font-size-asian="22pt" style:font-size-complex="22pt" style:language-complex="fa" style:country-complex="IR"/>
    </style:style>
    <style:style style:name="T221" style:parent-style-name="Standardstycketeckensnitt" style:family="text">
      <style:text-properties fo:font-size="22pt" style:font-size-asian="22pt" style:font-size-complex="22pt" style:language-complex="fa" style:country-complex="IR"/>
    </style:style>
    <style:style style:name="P222" style:parent-style-name="Normal" style:family="paragraph">
      <style:paragraph-properties style:writing-mode="rl-tb" fo:line-height="300%"/>
      <style:text-properties fo:font-size="22pt" style:font-size-asian="22pt" style:font-size-complex="22pt" style:language-complex="fa" style:country-complex="IR"/>
    </style:style>
    <style:style style:name="P223" style:parent-style-name="Normal" style:family="paragraph">
      <style:paragraph-properties style:writing-mode="rl-tb" fo:line-height="300%"/>
      <style:text-properties fo:font-size="22pt" style:font-size-asian="22pt" style:font-size-complex="22pt" style:language-complex="fa" style:country-complex="IR"/>
    </style:style>
    <style:style style:name="P22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225"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226"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227" style:parent-style-name="Normal" style:family="paragraph">
      <style:paragraph-properties style:writing-mode="rl-tb" fo:line-height="300%"/>
    </style:style>
    <style:style style:name="T228" style:parent-style-name="Standardstycketeckensnitt" style:family="text">
      <style:text-properties fo:font-size="22pt" style:font-size-asian="22pt" style:font-size-complex="22pt" style:language-complex="fa" style:country-complex="IR"/>
    </style:style>
    <style:style style:name="P229" style:parent-style-name="Liststycke" style:list-style-name="LFO2" style:family="paragraph">
      <style:paragraph-properties style:writing-mode="rl-tb" fo:line-height="300%"/>
    </style:style>
    <style:style style:name="T230" style:parent-style-name="Standardstycketeckensnitt" style:family="text">
      <style:text-properties fo:language="sv" fo:country="SE"/>
    </style:style>
    <style:style style:name="T231" style:parent-style-name="Standardstycketeckensnitt" style:family="text">
      <style:text-properties fo:font-size="22pt" style:font-size-asian="22pt" style:font-size-complex="22pt"/>
    </style:style>
    <style:style style:name="P232" style:parent-style-name="Liststycke" style:list-style-name="LFO2" style:family="paragraph">
      <style:paragraph-properties style:writing-mode="rl-tb" fo:line-height="300%"/>
    </style:style>
    <style:style style:name="T233" style:parent-style-name="Standardstycketeckensnitt" style:family="text">
      <style:text-properties fo:font-size="22pt" style:font-size-asian="22pt" style:font-size-complex="22pt" style:language-complex="fa" style:country-complex="IR"/>
    </style:style>
    <style:style style:name="P234" style:parent-style-name="Liststycke" style:list-style-name="LFO2" style:family="paragraph">
      <style:paragraph-properties style:writing-mode="rl-tb" fo:line-height="300%"/>
    </style:style>
    <style:style style:name="T235" style:parent-style-name="Standardstycketeckensnitt" style:family="text">
      <style:text-properties fo:font-size="22pt" style:font-size-asian="22pt" style:font-size-complex="22pt" fo:language="sv" fo:country="SE" style:language-complex="fa" style:country-complex="IR"/>
    </style:style>
    <style:style style:name="T236" style:parent-style-name="Standardstycketeckensnitt" style:family="text">
      <style:text-properties fo:font-size="22pt" style:font-size-asian="22pt" style:font-size-complex="22pt" style:language-complex="fa" style:country-complex="IR"/>
    </style:style>
    <style:style style:name="P237" style:parent-style-name="Liststycke" style:list-style-name="LFO2" style:family="paragraph">
      <style:paragraph-properties style:writing-mode="rl-tb" fo:line-height="300%"/>
    </style:style>
    <style:style style:name="T238" style:parent-style-name="Standardstycketeckensnitt" style:family="text">
      <style:text-properties fo:font-size="22pt" style:font-size-asian="22pt" style:font-size-complex="22pt" fo:language="sv" fo:country="SE" style:language-complex="fa" style:country-complex="IR"/>
    </style:style>
    <style:style style:name="T239" style:parent-style-name="Standardstycketeckensnitt" style:family="text">
      <style:text-properties fo:font-size="22pt" style:font-size-asian="22pt" style:font-size-complex="22pt" style:language-complex="fa" style:country-complex="IR"/>
    </style:style>
    <style:style style:name="T240" style:parent-style-name="Standardstycketeckensnitt" style:family="text">
      <style:text-properties fo:font-size="22pt" style:font-size-asian="22pt" style:font-size-complex="22pt" fo:language="sv" fo:country="SE" style:language-complex="fa" style:country-complex="IR"/>
    </style:style>
    <style:style style:name="P241" style:parent-style-name="Liststycke" style:list-style-name="LFO2" style:family="paragraph">
      <style:paragraph-properties style:writing-mode="rl-tb" fo:line-height="300%"/>
    </style:style>
    <style:style style:name="T242" style:parent-style-name="Standardstycketeckensnitt" style:family="text">
      <style:text-properties fo:font-size="22pt" style:font-size-asian="22pt" style:font-size-complex="22pt" fo:language="sv" fo:country="SE" style:language-complex="fa" style:country-complex="IR"/>
    </style:style>
    <style:style style:name="P243" style:parent-style-name="Liststycke" style:family="paragraph">
      <style:paragraph-properties style:writing-mode="rl-tb" fo:line-height="300%"/>
      <style:text-properties fo:language="sv" fo:country="SE"/>
    </style:style>
    <style:style style:name="P244" style:parent-style-name="Normal" style:family="paragraph">
      <style:paragraph-properties style:writing-mode="rl-tb" fo:line-height="300%"/>
      <style:text-properties fo:language="sv" fo:country="SE"/>
    </style:style>
    <style:style style:name="P245" style:parent-style-name="Normal" style:family="paragraph">
      <style:paragraph-properties style:writing-mode="rl-tb" fo:line-height="300%"/>
      <style:text-properties fo:font-size="14pt" style:font-size-asian="14pt" style:font-size-complex="14pt" fo:language="sv" fo:country="SE" style:language-complex="fa" style:country-complex="IR"/>
    </style:style>
    <style:style style:name="P246" style:parent-style-name="Normal" style:family="paragraph">
      <style:paragraph-properties style:writing-mode="rl-tb" fo:line-height="300%"/>
    </style:style>
    <style:style style:name="T247" style:parent-style-name="Standardstycketeckensnitt" style:family="text">
      <style:text-properties fo:font-size="14pt" style:font-size-asian="14pt" style:font-size-complex="14pt" fo:language="sv" fo:country="SE" style:language-complex="fa" style:country-complex="IR"/>
    </style:style>
    <style:style style:name="P248" style:parent-style-name="Normal" style:family="paragraph">
      <style:paragraph-properties style:writing-mode="rl-tb" fo:line-height="300%"/>
    </style:style>
    <style:style style:name="T249" style:parent-style-name="Standardstycketeckensnitt" style:family="text">
      <style:text-properties fo:font-size="14pt" style:font-size-asian="14pt" style:font-size-complex="14pt" style:language-complex="fa" style:country-complex="IR"/>
    </style:style>
    <style:style style:name="P250" style:parent-style-name="Liststycke" style:list-style-name="LFO3" style:family="paragraph">
      <style:paragraph-properties style:writing-mode="rl-tb" fo:line-height="300%"/>
    </style:style>
    <style:style style:name="T251" style:parent-style-name="Standardstycketeckensnitt" style:family="text">
      <style:text-properties fo:font-size="22pt" style:font-size-asian="22pt" style:font-size-complex="22pt" fo:language="sv" fo:country="SE"/>
    </style:style>
    <style:style style:name="T252" style:parent-style-name="Standardstycketeckensnitt" style:family="text">
      <style:text-properties fo:font-size="22pt" style:font-size-asian="22pt" style:font-size-complex="22pt" fo:language="sv" fo:country="SE"/>
    </style:style>
    <style:style style:name="P253" style:parent-style-name="Liststycke" style:list-style-name="LFO3" style:family="paragraph">
      <style:paragraph-properties style:writing-mode="rl-tb" fo:line-height="300%"/>
    </style:style>
    <style:style style:name="T254" style:parent-style-name="Standardstycketeckensnitt" style:family="text">
      <style:text-properties fo:font-size="22pt" style:font-size-asian="22pt" style:font-size-complex="22pt" fo:language="sv" fo:country="SE"/>
    </style:style>
    <style:style style:name="T255" style:parent-style-name="Standardstycketeckensnitt" style:family="text">
      <style:text-properties fo:font-size="22pt" style:font-size-asian="22pt" style:font-size-complex="22pt"/>
    </style:style>
    <style:style style:name="T256" style:parent-style-name="Standardstycketeckensnitt" style:family="text">
      <style:text-properties fo:font-size="22pt" style:font-size-asian="22pt" style:font-size-complex="22pt" fo:language="sv" fo:country="SE"/>
    </style:style>
    <style:style style:name="T257" style:parent-style-name="Standardstycketeckensnitt" style:family="text">
      <style:text-properties fo:font-size="22pt" style:font-size-asian="22pt" style:font-size-complex="22pt"/>
    </style:style>
    <style:style style:name="T258" style:parent-style-name="Standardstycketeckensnitt" style:family="text">
      <style:text-properties fo:font-size="22pt" style:font-size-asian="22pt" style:font-size-complex="22pt" fo:language="sv" fo:country="SE"/>
    </style:style>
    <style:style style:name="T259" style:parent-style-name="Standardstycketeckensnitt" style:family="text">
      <style:text-properties fo:font-size="22pt" style:font-size-asian="22pt" style:font-size-complex="22pt"/>
    </style:style>
    <style:style style:name="P260" style:parent-style-name="Liststycke" style:list-style-name="LFO3" style:family="paragraph">
      <style:paragraph-properties style:writing-mode="rl-tb" fo:line-height="300%"/>
    </style:style>
    <style:style style:name="T261" style:parent-style-name="Standardstycketeckensnitt" style:family="text">
      <style:text-properties fo:font-size="22pt" style:font-size-asian="22pt" style:font-size-complex="22pt" fo:language="sv" fo:country="SE" style:language-complex="fa" style:country-complex="IR"/>
    </style:style>
    <style:style style:name="T262" style:parent-style-name="Standardstycketeckensnitt" style:family="text">
      <style:text-properties fo:font-size="22pt" style:font-size-asian="22pt" style:font-size-complex="22pt" style:language-complex="fa" style:country-complex="IR"/>
    </style:style>
    <style:style style:name="P263" style:parent-style-name="Liststycke" style:list-style-name="LFO3" style:family="paragraph">
      <style:paragraph-properties style:writing-mode="rl-tb" fo:line-height="300%"/>
    </style:style>
    <style:style style:name="T264" style:parent-style-name="Standardstycketeckensnitt" style:family="text">
      <style:text-properties fo:font-size="22pt" style:font-size-asian="22pt" style:font-size-complex="22pt" fo:language="sv" fo:country="SE" style:language-complex="fa" style:country-complex="IR"/>
    </style:style>
    <style:style style:name="T265" style:parent-style-name="Standardstycketeckensnitt" style:family="text">
      <style:text-properties fo:font-size="22pt" style:font-size-asian="22pt" style:font-size-complex="22pt" fo:language="sv" fo:country="SE" style:language-complex="fa" style:country-complex="IR"/>
    </style:style>
    <style:style style:name="P266" style:parent-style-name="Liststycke" style:list-style-name="LFO3" style:family="paragraph">
      <style:paragraph-properties style:writing-mode="rl-tb" fo:line-height="300%"/>
    </style:style>
    <style:style style:name="T267" style:parent-style-name="Standardstycketeckensnitt" style:family="text">
      <style:text-properties fo:font-size="22pt" style:font-size-asian="22pt" style:font-size-complex="22pt" fo:language="sv" fo:country="SE" style:language-complex="fa" style:country-complex="IR"/>
    </style:style>
    <style:style style:name="T268" style:parent-style-name="Standardstycketeckensnitt" style:family="text">
      <style:text-properties fo:font-size="22pt" style:font-size-asian="22pt" style:font-size-complex="22pt" style:language-complex="fa" style:country-complex="IR"/>
    </style:style>
    <style:style style:name="P269" style:parent-style-name="Liststycke" style:list-style-name="LFO3" style:family="paragraph">
      <style:paragraph-properties style:writing-mode="rl-tb" fo:line-height="300%"/>
    </style:style>
    <style:style style:name="T270" style:parent-style-name="Standardstycketeckensnitt" style:family="text">
      <style:text-properties fo:font-size="22pt" style:font-size-asian="22pt" style:font-size-complex="22pt" style:language-complex="fa" style:country-complex="IR"/>
    </style:style>
    <style:style style:name="P271" style:parent-style-name="Liststycke" style:list-style-name="LFO3" style:family="paragraph">
      <style:paragraph-properties style:writing-mode="rl-tb" fo:line-height="300%"/>
    </style:style>
    <style:style style:name="T272" style:parent-style-name="Standardstycketeckensnitt" style:family="text">
      <style:text-properties fo:font-size="22pt" style:font-size-asian="22pt" style:font-size-complex="22pt" fo:language="sv" fo:country="SE" style:language-complex="fa" style:country-complex="IR"/>
    </style:style>
    <style:style style:name="T273" style:parent-style-name="Standardstycketeckensnitt" style:family="text">
      <style:text-properties fo:font-size="22pt" style:font-size-asian="22pt" style:font-size-complex="22pt" fo:language="sv" fo:country="SE" style:language-complex="fa" style:country-complex="IR"/>
    </style:style>
    <style:style style:name="P274" style:parent-style-name="Normal" style:family="paragraph">
      <style:paragraph-properties style:writing-mode="rl-tb" fo:line-height="300%"/>
    </style:style>
    <style:style style:name="P275" style:parent-style-name="Normal" style:family="paragraph">
      <style:paragraph-properties style:writing-mode="rl-tb" fo:line-height="300%"/>
    </style:style>
    <style:style style:name="P276" style:parent-style-name="Normal" style:family="paragraph">
      <style:paragraph-properties style:writing-mode="rl-tb" fo:line-height="300%"/>
      <style:text-properties fo:font-size="14pt" style:font-size-asian="14pt" style:font-size-complex="14pt" style:language-complex="fa" style:country-complex="IR"/>
    </style:style>
    <style:style style:name="P277" style:parent-style-name="Normal" style:family="paragraph">
      <style:paragraph-properties style:writing-mode="rl-tb" fo:line-height="300%"/>
      <style:text-properties fo:font-size="14pt" style:font-size-asian="14pt" style:font-size-complex="14pt" style:language-complex="fa" style:country-complex="IR"/>
    </style:style>
    <style:style style:name="P278" style:parent-style-name="Normal" style:family="paragraph">
      <style:paragraph-properties style:writing-mode="rl-tb" fo:line-height="300%"/>
      <style:text-properties fo:font-size="14pt" style:font-size-asian="14pt" style:font-size-complex="14pt" fo:language="sv" fo:country="SE" style:language-complex="fa" style:country-complex="IR"/>
    </style:style>
    <style:style style:name="P279" style:parent-style-name="Normal" style:family="paragraph">
      <style:paragraph-properties style:writing-mode="rl-tb" fo:line-height="300%"/>
    </style:style>
    <style:style style:name="T280" style:parent-style-name="Standardstycketeckensnitt" style:family="text">
      <style:text-properties fo:font-size="14pt" style:font-size-asian="14pt" style:font-size-complex="14pt" style:language-complex="fa" style:country-complex="IR"/>
    </style:style>
    <style:style style:name="P281" style:parent-style-name="Liststycke" style:list-style-name="LFO4" style:family="paragraph">
      <style:paragraph-properties style:writing-mode="rl-tb" fo:line-height="300%"/>
    </style:style>
    <style:style style:name="T282" style:parent-style-name="Standardstycketeckensnitt" style:family="text">
      <style:text-properties fo:font-size="22pt" style:font-size-asian="22pt" style:font-size-complex="22pt"/>
    </style:style>
    <style:style style:name="P283" style:parent-style-name="Liststycke" style:list-style-name="LFO4" style:family="paragraph">
      <style:paragraph-properties style:writing-mode="rl-tb" fo:line-height="300%"/>
    </style:style>
    <style:style style:name="T284" style:parent-style-name="Standardstycketeckensnitt" style:family="text">
      <style:text-properties fo:font-size="22pt" style:font-size-asian="22pt" style:font-size-complex="22pt"/>
    </style:style>
    <style:style style:name="T285" style:parent-style-name="Standardstycketeckensnitt" style:family="text">
      <style:text-properties fo:font-size="22pt" style:font-size-asian="22pt" style:font-size-complex="22pt"/>
    </style:style>
    <style:style style:name="P286" style:parent-style-name="Liststycke" style:list-style-name="LFO4" style:family="paragraph">
      <style:paragraph-properties style:writing-mode="rl-tb" fo:line-height="300%"/>
    </style:style>
    <style:style style:name="T287" style:parent-style-name="Standardstycketeckensnitt" style:family="text">
      <style:text-properties fo:font-size="22pt" style:font-size-asian="22pt" style:font-size-complex="22pt" style:language-complex="fa" style:country-complex="IR"/>
    </style:style>
  </office:automatic-styles>
  <office:body>
    <office:text text:use-soft-page-breaks="true">
      <text:p text:style-name="P1">SIKHISM</text:p>
      <text:p text:style-name="P2"><text:span text:style-name="T3">کتاب مهم است</text:span></text:p>
      <text:p text:style-name="P4"><text:span text:style-name="T5">آیین سیک بر محور کتاب مقدس اش بنام<text:s/></text:span><text:span text:style-name="T6">Granth</text:span><text:span text:style-name="T7"><text:s/>است. این کتاب با سروده ها و قوانین جاری شامل بیش از 1400 صفحه است. تقدس کتاب<text:s/></text:span><text:span text:style-name="T8">Granth</text:span><text:span text:style-name="T9"><text:s/>تنها بخاطر متون اش نیست.<text:s/></text:span><text:span text:style-name="T10">این کتاب<text:s/></text:span><text:span text:style-name="T11">همچنین بعنوان یک شخص پنداشته میشود، یک معلم که به انسان راه زندگی را نشان میدهد. به همین دلیل کتاب را با نامهای مختلفی می نامند مانند معلم و والامقام. در خانه هر سیک اغلب یک کتاب مقدس<text:s/></text:span><text:span text:style-name="T12">Guru Granth Sahib</text:span><text:span text:style-name="T13"><text:s/>هست.<text:s/></text:span></text:p>
      <text:p text:style-name="P14"><text:span text:style-name="T15">هر روز صبح کتاب مقدس را آورده و بر روی میز مخصوص</text:span><text:span text:style-name="T16"><text:s/>قرار میدهند. دعاها و متن های کتاب خوانده میشود. از طریق<text:s/></text:span><text:span text:style-name="T17">tumvers</text:span><text:span text:style-name="T18"><text:s/>متن مخصوص برای هر روز خوانده میشود. به اینصورت که بصورت تصادفی صفحه ای از کتاب مقدس گشوده میشود (استخاره). متنی که در آن صفحه نوشته شده می بایست طی روز در نظر گرفته شود.<text:s/></text:span></text:p>
      <text:p text:style-name="P19"><text:span text:style-name="T20">شب هنگام نیز عبادت م</text:span><text:span text:style-name="T21">شابه انجام میشود سپس کتاب مقدس از رو میز مخصوص برداشته شده و در یک پارچه پیچانده میشود تا استراحت کند. شخصی که از کتاب مراقبت میکند قبل از اینکه به کتاب دست بزند می بایست از دستورالعمل های پاکی ویژه ای پیروی کند. او باید دوش بگیرد، دست و پاهایش را بشورد و<text:s/></text:span><text:span text:style-name="T22">همچنین دهان اش را با آب، پاکیزه کند. همچنین شبیه همین مراسم که در خانه انجام میشود طی آخر هفته در معبد نیز انجام می شود.<text:s/></text:span></text:p>
      <text:p text:style-name="P23"><text:span text:style-name="T24">خواندن و فهمیدن متون<text:s/></text:span><text:span text:style-name="T25">Granth</text:span><text:span text:style-name="T26"><text:s/></text:span><text:span text:style-name="T27">برای سیک ها مشکل است. این متون به زبان پنجابی است، زبانی که خیلی ها آن را نمیدانند. نمیتوان این متون را بص</text:span><text:span text:style-name="T28">ورت ترجمه شده خواند اما برای فهمیدن متون، ترجمه ها بکار برده میشوند. زنان و مردان این متون را هنگام مراسم مذهبی سیکها میخوانند. متداول است که جوانان سیک مدتی را برای یادگیری زبان پنجابی و فن تفسیر در هند <text:s/>اقامت داشته باشند.<text:s/></text:span></text:p>
      <text:p text:style-name="P29">S149</text:p>
      <text:p text:style-name="P30"><text:span text:style-name="T31">عکس: یک روحانی سیک کتاب مق</text:span><text:span text:style-name="T32">دس<text:s/></text:span><text:span text:style-name="T33">Guru Granth Sahib</text:span><text:span text:style-name="T34"><text:s/>را میخواند. از لباس مرد میشود فهمید که او یک سیک مبتدی یعنی مرید است. کنار او یک زن در وضعیت عبادت کردن ایستاده است. سیکها اغلب خاطرنشان می کنند که دینشان زن و مرد را برابر میداند.<text:s/></text:span></text:p>
      <text:p text:style-name="P35">S150</text:p>
      <text:p text:style-name="P36"><text:span text:style-name="T37">عشق به خدا و کردار نیک</text:span></text:p>
      <text:p text:style-name="P38"><text:span text:style-name="T39">یک معبد سیک<text:s/></text:span><text:span text:style-name="T40">gurudwara</text:span><text:span text:style-name="T41"><text:s/>تصو</text:span><text:span text:style-name="T42">یری از آنچه در این مذهب اهمیت دارد را ارائه میکند.<text:s/></text:span><text:span text:style-name="T43">قبل از همه، انسان می بایست به خدای واحد عشق بورزد. دین سیک بمانند اسلام، یهودیت و مسیحیت معتقد به توحید است. عقیده آیین سیک این است که انسان می بایست از طریق نشان دادن عشق به خدا از خودخواهی رهایی یابد و ا</text:span><text:span text:style-name="T44">ز بازتولد به زندگی دردناک رها گردد که این قسمت یادآور آیین هندو و بودایی است. در داخل معبد همراه با کتاب مقدس<text:s/></text:span><text:span text:style-name="T45">Guru Granth Sahib</text:span><text:span text:style-name="T46"><text:s/>بر روی میز مخصوص اش انسان میتواند عشق خود را به خدا نشان دهد.<text:s/></text:span></text:p>
      <text:p text:style-name="P47"><text:span text:style-name="T48">در زیرزمین معبد سیک اغلب یک آشپزخانه وجود دارد. که روی دیگر آیین<text:s/></text:span><text:span text:style-name="T49">سیک را نشان میدهد. انسان می بایست که بخشنده و مهمان نواز باشد. به همین خاطر همراه با مراسم مذهبی در معبد وعده های غذایی برای همگان تدارک دیده میشود. کار سخت برای بهتر شدن جامعه به اندازه عبادت در معبد برای آیین سیک اهمیت دارد.<text:s/></text:span></text:p>
      <text:p text:style-name="P50"><text:span text:style-name="T51">عکس</text:span><text:span text:style-name="T52">: یک مراسم مذهبی در معبد<text:s/></text:span><text:span text:style-name="T53">سیک ها در<text:s/></text:span><text:span text:style-name="T54">Tullinge.<text:s/></text:span><text:span text:style-name="T55">در این معبد کرسی مخصوص برای کتاب مقدس<text:s/></text:span><text:span text:style-name="T56">Granth</text:span><text:span text:style-name="T57"><text:s/>وجود دارد.<text:s/></text:span></text:p>
      <text:p text:style-name="P58">S151</text:p>
      <text:p text:style-name="P59"><text:span text:style-name="T60">معبد طلایی در آمریتسار</text:span></text:p>
      <text:p text:style-name="P61"><text:span text:style-name="T62">مهمترین مکان برای سیک ها در سراسر جهان در شهر آمریتسار در پنجاب هند قرار دارد. اینجا بود که در دهه 1500 <text:s/></text:span><text:span text:style-name="T63">Guru Nanak</text:span><text:span text:style-name="T64"><text:s/>وحی دریافت کرد. او یک سفر معنوی به<text:s/></text:span><text:span text:style-name="T65">آسمان داشت (معراج ) و طی آن دستور گرفت که سخن خدا را گسترش دهد. حالا در این شهر معبد طلایی هست که مهمترین مقصد زیارتی سیک ها است.<text:s/></text:span></text:p>
      <text:p text:style-name="P66"><text:span text:style-name="T67">عکس</text:span><text:span text:style-name="T68">: معبد طلایی در شهر آمریتسار در پنجاب هند</text:span></text:p>
      <text:p text:style-name="P69"/>
      <text:p text:style-name="P70">S 152</text:p>
      <text:p text:style-name="P71"><text:span text:style-name="T72">آموزه های<text:s/></text:span><text:span text:style-name="T73">Guru Nanak</text:span><text:span text:style-name="T74">در کتاب<text:s/></text:span><text:span text:style-name="T75">Granth</text:span><text:span text:style-name="T76"><text:s/>حفظ شده است که طی ده نسل پشت سر هم <text:s/>بع</text:span><text:span text:style-name="T77">د از خود رشد و گسترش یافته است. آخرین<text:s/></text:span><text:span text:style-name="T78">Guru</text:span><text:span text:style-name="T79">در سال 1708 برای سلف خود کتاب را برگزید. کتاب<text:s/></text:span><text:span text:style-name="T80">Granth</text:span><text:span text:style-name="T81"><text:s/>اصلی در معبد طلایی نگهداری میشود.<text:s/></text:span></text:p>
      <text:p text:style-name="P82"><text:span text:style-name="T83">طی زمانهای مختلف سیک های هند خواهان این بودند که دولت مخصوص خود را داشته باشند. برای جدایی از ایالتهای هند و تشکیل دولت مستقل<text:s/></text:span><text:span text:style-name="T84">سیک ها<text:s/></text:span><text:span text:style-name="T85">Khalistan</text:span><text:span text:style-name="T86"><text:s/>مبارزه شده است. مبارزه برای آزادی بخصوص در دهه 1980 زمانی که نخست وزیر هند ایندیرا گاندی توسط محافظ اش که یک سیک بود کشته شد در اوج بود. از شروع قرن بیست خواسته دولت مستقل برای سیک ها دیگر خیلی جدی نیست.<text:s/></text:span></text:p>
      <text:p text:style-name="P87"/>
      <text:p text:style-name="P88"><text:span text:style-name="T89">جشنواره ها</text:span></text:p>
      <text:p text:style-name="P90"><text:span text:style-name="T91">سیک ها تا حد زیادی جشن</text:span><text:span text:style-name="T92">واره های هندو را دنبال میکنند. آنها دیوالی و هولی را جشن میگیرند.</text:span></text:p>
      <text:p text:style-name="P93"><text:span text:style-name="T94">یک نوزاد تا حد ممکن می بایست سریع با کتاب<text:s/></text:span><text:span text:style-name="T95">Guru Granth Sahib</text:span><text:span text:style-name="T96"><text:s/>ارتباط داده شود. به این صورت که نوزاد بر سفره ای پیچیده میشود که قبلا کتاب<text:s/></text:span><text:span text:style-name="T97">Granth</text:span><text:span text:style-name="T98"><text:s text:c="2"/>در آن نگهداری شده <text:s/>و اولین ابیات<text:s/></text:span><text:span text:style-name="T99">Granth</text:span><text:span text:style-name="T100"><text:s text:c="2"/>در گوش</text:span><text:span text:style-name="T101"><text:s/>نوزاد نجوا میشود. برای نامگذاری نوزاد از<text:s/></text:span><text:span text:style-name="T102">Granth</text:span><text:span text:style-name="T103"><text:s text:c="2"/>استخاره میشود (به تصادف صفحه ای از کتاب<text:s/></text:span><text:span text:style-name="T104">Granth</text:span><text:span text:style-name="T105"><text:s text:c="2"/>گشوده میشود). نام نوزاد می بایست با حرفی که قسمت بالایی سمت چپ صفحه قرار میگیرد شروع شود.</text:span></text:p>
      <text:p text:style-name="P106"><text:span text:style-name="T107">زمانی که سیک های سوئدی ازدواج میکنند اغلب برای برگزاری جشن عقدکنان م</text:span><text:span text:style-name="T108">خصوص خودشان به هند میروند.<text:s/></text:span></text:p>
      <text:p text:style-name="P109"><text:span text:style-name="T110">زمانی که یک سیک میمیرد جسدش توسط اعضای خانواده اش شسته میشود. برای سیک ها سوزاندن جسد روش مناسبی برای مراقبت از جسد می باشد. متداول است که بخواهند خاکستر مرده را برای پاشیده شدن درهند با خود ببرند. سوزاننده های جسد در سوئد امکان</text:span><text:span text:style-name="T111"><text:s/>ویژه حمل و نقل برای حمل کننده خاکستر ارائه می کنند. <text:s/></text:span></text:p>
      <text:p text:style-name="P112"><text:span text:style-name="T113">کمترین و جدیدترین</text:span></text:p>
      <text:p text:style-name="P114"><text:span text:style-name="T115">آیین سیک به همراه آیین یهودیت کمترین پیروان را در جهان دارد و البته این آیین جدیدترین نیز هست. آیین سیک در قرن 15 قبل از مسیح بوجود آمد و در حال حاضر حدود 23 میلیون نفر پیرو در جهان د</text:span><text:span text:style-name="T116">ارد. اغلب سیکها در سرزمین اصلی خود یعنی پنجاب زندگی می کنند که قسمتی از ایالتهای هند است. کلمه سیک در زبان پنجابی بمعنی شاگرد و پیرو است.<text:s/></text:span></text:p>
      <text:p text:style-name="P117"><text:span text:style-name="T118">در سوئد حدود 1000 سیک زندگی می کنند. تعداد خیلی کمی از سوئدی ها به آیین سیک پیوسته اند و اکثریت سیک های سوئد مهاجران<text:s/></text:span><text:span text:style-name="T119">از هند هستند.اولین معبد سیک در سال 1997 در تولینگه بیرون استکهلم افتتاح شد. معبد سیک<text:s/></text:span><text:span text:style-name="T120">gurudwara</text:span><text:span text:style-name="T121"><text:s/>نامیده میشود. بمعنی ورودی آموزگار<text:s/></text:span><text:span text:style-name="T122">guruns (lärarens)port.<text:s/></text:span><text:span text:style-name="T123">همه انسانها میتوانند وارد یک معبد سیک<text:s/></text:span><text:span text:style-name="T124">gurudwara</text:span><text:span text:style-name="T125"><text:s/>شوند فارغ از اینکه چه مذهبی دارند.</text:span></text:p>
      <text:p text:style-name="P126"><text:span text:style-name="T127">در سال 1984 آیین سیک<text:s/></text:span><text:span text:style-name="T128">در سوئد مورد توجه قرار گرفت. یک راننده قطار در یوتبوری از بردن عمامه به محل کارش منع شد. او مفتخر شده بود که عضو خلسا شود که جمع مذهبی سیک ها است. در اینصورت شخص باید دیگر موهای خود را اصلاح نکند و همیشه عمامه، شانه، دست بند و یک خنجر همراه خود داشته باشد.</text:span><text:span text:style-name="T129"><text:s/>علاوه بر این او نام سینگ (شیر) را برای خود انتخاب کرده بود که نمادی برای هویت مذهب جدیدش بود. مشکلی برای خنجر نبود چرا که یک وسیله برای جشنواره هاست و خطرناک نبود. اما کارفرما تصور میکرد که عمامه با لباس کار قطار یوتبوری مناسب نیست. این سیک (</text:span><text:span text:style-name="T130">Inderjit Sing</text:span><text:span text:style-name="T131">h Parmar)<text:s/></text:span><text:span text:style-name="T132">بخاطر عمامه اش ابتدا در محل کارش جابجا شد و سپس اخراج گردید.<text:s/></text:span></text:p>
      <text:p text:style-name="P133"><text:span text:style-name="T134">در هند اینکه یک سیک چنین لباس کاری را برای پلیس یا نظامی بودن بپوشد معمولی است. به آنها اجازه داده میشود که عمامه مناسب با لباس کار را داشته باشند. البته در حال حاضر این کار حتی در سوئ</text:span><text:span text:style-name="T135">د نیز مجاز است. هم پلیس و هم شرکت راه آهن یوتبوری از ابتدای قرن 20 عمامه را در داخل مجموع لباس های کاری خود دارند. <text:s/></text:span></text:p>
      <text:p text:style-name="P136">S154</text:p>
      <text:p text:style-name="P137"><text:span text:style-name="T138">مصاحبه با گوپال</text:span></text:p>
      <text:p text:style-name="P139"><text:span text:style-name="T140">هر بار که مردم از گوپال سینگ 24 ساله سوال میکنند که چرا عمامه بر سر دارد او خوشحال میشود. چرا که به او مسولیت حفظ و<text:s/></text:span><text:span text:style-name="T141">نگهداری آیین سیک در زندگی یادآوری میشود. و به این صورت او میتواند با تعصب مقابله نماید.<text:s/></text:span></text:p>
      <text:p text:style-name="P142"><text:span text:style-name="T143">زمانیکه این مصاحبه انجام میشد سه هفته به اولین زایمان همسر گوپال مانده بود. آنها مانند دیگر پدر و مادرهای تازه بچه دار شده نیستند که بخواهند با هم بحث کنند که نام نوزا</text:span><text:span text:style-name="T144">د چه باشد و چرا هیچ اسمی برای نوزاد پیشنهاد نشده است. نام نوزاد در مراسم غسل تعمید در معبد مشخص میشود. کسی که سیک نیست شاید بگوید که نام فرزند دختر یا پسر بصورت تصادفی انتخاب میشود اما برای گورپال سیگ این انتخاب از طرف خداست. او میگوید:<text:s/></text:span></text:p>
      <text:list text:style-name="LFO1" text:continue-numbering="true">
        <text:list-item>
          <text:p text:style-name="P145"><text:span text:style-name="T146">کتاب مقدس گشوده می</text:span><text:span text:style-name="T147">شود. اولین حرف اولین<text:s/></text:span><text:span text:style-name="T148">قطعه در صفحه سمت چپ که کتاب گشوده شده نام نوزاد با آن حرف شروع میشود.</text:span></text:p>
        </text:list-item>
      </text:list>
      <text:p text:style-name="P149"><text:span text:style-name="T150">والدین گورپال در کتاب به حرف گ رسیده بودند. اگر گورپال یک دختر میشد نیز همان اسم برایش انتخاب میشد.<text:s/></text:span></text:p>
      <text:list text:style-name="LFO1" text:continue-numbering="true">
        <text:list-item>
          <text:p text:style-name="P151"><text:span text:style-name="T152">سیکها هیچ تفاوتی بین دختر و پسر قائل نیستند و این دیدگاه ما به ب</text:span><text:span text:style-name="T153">رابری است که صورت میگیرد. این امر<text:s/></text:span><text:span text:style-name="T154">در همه چیز خود را نشان میدهد.<text:s/></text:span></text:p>
        </text:list-item>
      </text:list>
      <text:p text:style-name="P155"><text:span text:style-name="T156">اما چگونه میشود فهمید که این اسم برای دختر است یا پسر؟</text:span></text:p>
      <text:list text:style-name="LFO1" text:continue-numbering="true">
        <text:list-item>
          <text:p text:style-name="P157"><text:span text:style-name="T158">از قسمت دوم اسم. همه دخترها در قسمت دوم نام خود کورا و پسرها سینگ به همراه دارند. کورا بمعنی شاهزاده خانم و سینگ بمعنی شیر است.<text:s/></text:span></text:p>
        </text:list-item>
      </text:list>
      <text:p text:style-name="P159"><text:span text:style-name="T160">پس نام<text:s/></text:span><text:span text:style-name="T161">خانوادگی چه میشود؟<text:s/></text:span></text:p>
      <text:list text:style-name="LFO1" text:continue-numbering="true">
        <text:list-item>
          <text:p text:style-name="P162"><text:span text:style-name="T163">در آیین سیک ها برای یک سیک همه مانند برادر و خواهرش هستند همینطور والدین اش.</text:span></text:p>
        </text:list-item>
      </text:list>
      <text:p text:style-name="P164"><text:span text:style-name="T165">اگر گورپال پسردار شود او نیز درست مثل گورپال از 6 یا7 سالگی شروع به بستن عمامه بر سر خود خواهد کرد. خود گورپال از کلاس اول ابتدایی عمامه بر سر دارد.</text:span></text:p>
      <text:list text:style-name="LFO1" text:continue-numbering="true">
        <text:list-item>
          <text:p text:style-name="P166"><text:span text:style-name="T167">زمان مناسب</text:span><text:span text:style-name="T168">ی برای شروع است وگرنه براحتی توسط دیگران دست انداخته میشوی. الان همه از همان دیدار اول میدانند که گورپال عمامه بر سر دارد. اگر به یکباره چیز جدیدی به شخص اضافه شود کنجکاوی اطرافیان را برمی انگیزد. همیشه اینطوری هست.<text:s/></text:span></text:p>
        </text:list-item>
      </text:list>
      <text:p text:style-name="P169"><text:span text:style-name="T170">گورپال در سودرتلیه متولده شده ولی در تو</text:span><text:span text:style-name="T171">لینگه بزرگ شده است. مادرش فنلاندی و پدرش هندی است.<text:s/></text:span></text:p>
      <text:list text:style-name="LFO1" text:continue-numbering="true">
        <text:list-item>
          <text:p text:style-name="P172"><text:span text:style-name="T173">در ابتدا مادرم سعی کرد که نظر پدرم را عوض کند و او را مسیحی نماید ولی برعکس شد. مادرم سیک شد.<text:s/></text:span></text:p>
        </text:list-item>
      </text:list>
      <text:p text:style-name="P174"><text:span text:style-name="T175">اکنون گورپال در تولینگه زندگی میکند نزدیک معبد سیکها،<text:s/></text:span><text:span text:style-name="T176">gurudwara</text:span><text:span text:style-name="T177"><text:s/>یکی از دو معبد سیک که در سوئد هستند. معبد دوم</text:span><text:span text:style-name="T178"><text:s/>در یوتبوری است. همسر هندی آلمانی اش نیز سیک است. او در رشته حسابداری تحصیل میکند. گورپال بعنوان نگهبان شب در یک هتل کار میکند.<text:s/></text:span><text:span text:style-name="T179">شغلی که در آن مدام آدمهای جدید را میبیند و البته بسیار مورد سوال قرار میگیرد که چرا عمامه دارد و به چه معنی است. گورپال هرگز از<text:s/></text:span><text:span text:style-name="T180">جواب دادن به این سوالها خسته نمیشود.</text:span></text:p>
      <text:list text:style-name="LFO1" text:continue-numbering="true">
        <text:list-item>
          <text:p text:style-name="P181"><text:span text:style-name="T182">من میتوانم به این پیش داوری پایان دهم که ما مسلمان یا هندو نیستیم. اینجا من میخواهم بگویم که ما به دیگر ادیان احترام میگذاریم. اما این قضیه در مورد دفاع از هویت ما است. مسلما برای ما مهترین نکته، اعتقاد به خدای واحد و ر</text:span><text:span text:style-name="T183">فتار خودمان است.<text:s/></text:span></text:p>
        </text:list-item>
      </text:list>
      <text:p text:style-name="P184"><text:span text:style-name="T185">زمان دیدار دیگران برای گورپال همچنین یادآور وظیفه ای است که دارد.<text:s/></text:span></text:p>
      <text:list text:style-name="LFO1" text:continue-numbering="true">
        <text:list-item>
          <text:p text:style-name="P186"><text:span text:style-name="T187">ما کلیسا، روحانی و هیچ مکان مقدسی نداریم. ما سفر زیارتی نمیرویم. ما بسته به این هستیم که در هر جایی که هستیم آنجا بمانیم و جستجو کنیم. در زندگی روزمره.</text:span></text:p>
        </text:list-item>
      </text:list>
      <text:p text:style-name="P188"><text:span text:style-name="T189">در مقایسه با مسیحیت</text:span><text:span text:style-name="T190"><text:s/>و اسلام که کلیسا و روحانی و همینطور مسجد و امام برای خود دارند در آیین سیک از این موارد نیست، هر شخص تنها خودش هست و کتاب<text:s/></text:span><text:span text:style-name="T191">Guru Granth Sahib</text:span><text:span text:style-name="T192"><text:s/>که به آن تکیه میکند. گورپال میخواهد که یک سند زنده برای سیک بودن باشد. اینکه در یک شغل خدماتی هست، برای اینکار مناس</text:span><text:span text:style-name="T193">ب است. چهره جدید بسیار، بمعنی سوالهای زیاد است.<text:s/></text:span></text:p>
      <text:p text:style-name="P194"><text:span text:style-name="T195">مسولیت بر دوش او هر سال بیشتر میشود. او دقیقا اطلاع ندارد ولی زمانیکه او بالغ میشود یکبار دیگر می بایست غسل تعمید گردد.<text:s/></text:span></text:p>
      <text:list text:style-name="LFO1" text:continue-numbering="true">
        <text:list-item>
          <text:p text:style-name="P196"><text:span text:style-name="T197">این غسل تعمید دوم اهمیت زیادی در آیین ما دارد. من باید برای این آیین و برای محافظ ات ا</text:span><text:span text:style-name="T198">ز این آیین کاملا مسئول باشم.<text:s/></text:span></text:p>
        </text:list-item>
      </text:list>
      <text:p text:style-name="P199"><text:span text:style-name="T200">از زمانیکه غسل تعمید دوم انجام شد گورپال باید به همراه خود آن 5 شیئ را داشته باشد: پیراهن آستین بلند، دستبند آهنین، شانه، خنجر و عمامه. او از مدتها قبل عمامه را بر سر میگذارد.</text:span></text:p>
      <text:p text:style-name="P201"><text:span text:style-name="T202">اما چرا او عمامه دارد و چرا یک سیک عمامه می گذارد؟</text:span></text:p>
      <text:list text:style-name="LFO1" text:continue-numbering="true">
        <text:list-item>
          <text:p text:style-name="P203"><text:span text:style-name="T204">ما برای این منظور عمامه میگذاریم که دیده شویم. در اصل مردها عمامه میگذارند تا موقعیت خود را مشخص کنند اما از آنجا که ما سیکها برای همه ارزش یکسان قائل هستیم فکر میکنیم که همه حق دارند که عمامه داشته باشند فارغ از اینکه متعلق به چه گروه و طبقه اجتماعی هستن</text:span><text:span text:style-name="T205">د. یک خواسته برای برابری. البته عمامه برای حفاظت از موهای سر نیز هست. <text:s/></text:span></text:p>
        </text:list-item>
      </text:list>
      <text:p text:style-name="P206"><text:span text:style-name="T207">و اینکه چرا شما موهای سرتان را کوتاه نمیکنید؟</text:span></text:p>
      <text:list text:style-name="LFO1" text:continue-numbering="true">
        <text:list-item>
          <text:p text:style-name="P208"><text:span text:style-name="T209">بخاطر اینکه مو هدیه ای از طرف خدا به انسان است. هدیه ای که از طرف کسی دریافت میشود را نباید بیرون ریخت. اینطور نیست؟ ما همچنین گیاه خوار ه</text:span><text:span text:style-name="T210">ستیم بخاطر احترام به دیگر موجودات زنده.<text:s/></text:span></text:p>
        </text:list-item>
      </text:list>
      <text:p text:style-name="P211"><text:span text:style-name="T212">بعد از مرگ چه میشود؟</text:span></text:p>
      <text:list text:style-name="LFO1" text:continue-numbering="true">
        <text:list-item>
          <text:p text:style-name="P213"><text:span text:style-name="T214">یک سیک نه به بهشت اعتقاد دارد و نه به جهنم. بهشت یک مکان است، درست ولی انسان در نهایت از آن خسته میشود. انسان بطور طبیعی اینطور است. خیلی خسته کننده میشود. بنابراین هدف یک سیک این است که با همه<text:s/></text:span><text:span text:style-name="T215">چیز یکی شود. که چیزهای دیگر را رها <text:s/>کند.</text:span></text:p>
        </text:list-item>
      </text:list>
      <text:p text:style-name="P216"/>
      <text:p text:style-name="P217"><text:span text:style-name="T218">در نهایت یک کاری است که در جریان می باشد اینجا و در حال حاضر هست.</text:span></text:p>
      <text:list text:style-name="LFO1" text:continue-numbering="true">
        <text:list-item>
          <text:p text:style-name="P219"><text:span text:style-name="T220">همانطور که گفتم ما هیچ سفر زیارتی نداریم چرا که به این صورت داشتن خدا در زندگی روزانه مشکل میشود. کار کردن و داشتن خانواده و همزمان عبادت کردن 5 بار</text:span><text:span text:style-name="T221"><text:s/>در صبح و 2 بار در شب. بلکه هر نفس باید یادآور خدا باشد.<text:s/></text:span></text:p>
        </text:list-item>
      </text:list>
      <text:p text:style-name="P222"/>
      <text:p text:style-name="P223"/>
      <text:p text:style-name="P224">S157</text:p>
      <text:p text:style-name="P225">Uppgifter Sikhism</text:p>
      <text:p text:style-name="P226">Kolla</text:p>
      <text:p text:style-name="P227"><text:span text:style-name="T228">بازبینی</text:span></text:p>
      <text:list text:style-name="LFO2" text:continue-numbering="true">
        <text:list-item>
          <text:p text:style-name="P229"><text:span text:style-name="T230"><text:s/></text:span><text:s/><text:span text:style-name="T231">خلصه چیست؟</text:span></text:p>
        </text:list-item>
        <text:list-item>
          <text:p text:style-name="P232"><text:span text:style-name="T233"><text:s/>نشانه های یک سیک معتقد کدام است؟</text:span></text:p>
        </text:list-item>
        <text:list-item>
          <text:p text:style-name="P234"><text:span text:style-name="T235"><text:s/></text:span><text:span text:style-name="T236">اکثر سیک ها در کجا زندگی می کنند؟</text:span></text:p>
        </text:list-item>
        <text:list-item>
          <text:p text:style-name="P237"><text:span text:style-name="T238"><text:s/>گرانس<text:s/></text:span><text:span text:style-name="T239">Granth</text:span><text:span text:style-name="T240"><text:s/>چیست؟</text:span></text:p>
        </text:list-item>
        <text:list-item>
          <text:p text:style-name="P241"><text:span text:style-name="T242">آمریتسار چیست؟</text:span></text:p>
        </text:list-item>
      </text:list>
      <text:p text:style-name="P243"/>
      <text:p text:style-name="P244"/>
      <text:p text:style-name="P245"/>
      <text:p text:style-name="P246"><text:span text:style-name="T247">Tänk efter</text:span></text:p>
      <text:p text:style-name="P248"><text:span text:style-name="T249">نکاتی برای اندیشیدن</text:span></text:p>
      <text:list text:style-name="LFO3" text:continue-numbering="true">
        <text:list-item>
          <text:p text:style-name="P250"><text:span text:style-name="T251">چرا و به</text:span><text:span text:style-name="T252"><text:s/>چه صورت امکانات برای سیک ها تغییر یافت تا بتوانند در سوئد با لباس کار اشتغال داشته باشند؟</text:span></text:p>
        </text:list-item>
        <text:list-item>
          <text:p text:style-name="P253"><text:span text:style-name="T254">عبادت در آیین سیک و<text:s/></text:span><text:span text:style-name="T255">Puja</text:span><text:span text:style-name="T256"><text:s/></text:span><text:span text:style-name="T257"><text:s/>در<text:s/></text:span><text:span text:style-name="T258">آیین هندو را با هم مقایسه کنید.<text:s/></text:span><text:span text:style-name="T259">چه شباهت ها و تفاوت هایی با هم دارند؟</text:span></text:p>
        </text:list-item>
        <text:list-item>
          <text:p text:style-name="P260"><text:span text:style-name="T261"><text:s/></text:span><text:span text:style-name="T262">بنا بر آیین بودا انسان چگونه باید زندگی کند؟</text:span></text:p>
        </text:list-item>
        <text:list-item>
          <text:p text:style-name="P263"><text:span text:style-name="T264">بنا بر گفته گورپال ب</text:span><text:span text:style-name="T265">رابری در آیین سیک چگونه است؟</text:span></text:p>
        </text:list-item>
        <text:list-item>
          <text:p text:style-name="P266"><text:span text:style-name="T267"><text:s/></text:span><text:span text:style-name="T268">ارتباط بین هند و روش سیکها در برگزاری جشنواره ها چگونه معلوم میشود؟</text:span></text:p>
        </text:list-item>
        <text:list-item>
          <text:p text:style-name="P269"><text:span text:style-name="T270">سیکها کتاب مقدس خود را چگونه می پندارند و چگونه با آن رفتار می کنند؟ کتاب مقدس در زندگی گورپال بعنوان کسی که تازه صاحب فرزند شده چه معنی دارد؟</text:span></text:p>
        </text:list-item>
        <text:list-item>
          <text:p text:style-name="P271"><text:span text:style-name="T272">گاهی سیکها در م</text:span><text:span text:style-name="T273">ورد دین خود مورد سوال قرار میگیرند. چرا اینطور است؟ گورپال چه تجربه ای از این مورد دارد و چگونه به این سوالها پاسخ میدهد؟</text:span></text:p>
        </text:list-item>
      </text:list>
      <text:p text:style-name="P274"/>
      <text:p text:style-name="P275"/>
      <text:p text:style-name="P276"/>
      <text:p text:style-name="P277"/>
      <text:p text:style-name="P278">Ta reda på</text:p>
      <text:p text:style-name="P279"><text:span text:style-name="T280">جهت اطلاع بیشتر</text:span></text:p>
      <text:list text:style-name="LFO4" text:continue-numbering="true">
        <text:list-item>
          <text:p text:style-name="P281"><text:span text:style-name="T282">نزدیکترین معبد سیکها به مدرسه شما کجاست؟ از طریق اینترنت دنبال اطلاعات باشید.</text:span></text:p>
        </text:list-item>
        <text:list-item>
          <text:p text:style-name="P283"><text:span text:style-name="T284">زبان پنجابی در نوشتار<text:s/></text:span><text:span text:style-name="T285">چگونه است؟ در اینترنت یا کتابهای دایره المعارف دنبال جواب باشید.<text:s/></text:span></text:p>
        </text:list-item>
        <text:list-item>
          <text:p text:style-name="P286"><text:span text:style-name="T287">قتل گاندی چگونه اتفاق افتاد؟ جمع آزادی خواهی در پنجاب امروز چگونه است؟ در کتابها یا اینترنت پاسخ را بیابید.</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size="22pt" style:font-size-asian="22pt" style:font-size-complex="22pt"/>
    </style:style>
    <style:style style:name="WW_CharLFO3LVL1" style:family="text">
      <style:text-properties fo:font-size="22pt" style:font-size-asian="22pt" style:font-size-complex="22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ash NR</meta:initial-creator>
    <dc:creator>Arash NR</dc:creator>
    <meta:creation-date>2018-08-19T12:37:00Z</meta:creation-date>
    <dc:date>2018-08-25T09:34:00Z</dc:date>
    <meta:template xlink:href="Normal" xlink:type="simple"/>
    <meta:editing-cycles>43</meta:editing-cycles>
    <meta:editing-duration>PT54480S</meta:editing-duration>
    <meta:document-statistic meta:page-count="1" meta:paragraph-count="23" meta:word-count="1733" meta:character-count="11591" meta:row-count="82" meta:non-whitespace-character-count="9881"/>
  </office:meta>
</office:document-meta>
</file>